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3" style:family="paragraph" style:parent-style-name="Standard">
      <style:text-properties style:text-position="0% 100%" fo:language="ru" fo:country="RU" officeooo:rsid="1327ae62" officeooo:paragraph-rsid="24df0cfd"/>
    </style:style>
    <style:style style:name="P4"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16"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17"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18"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19" style:family="paragraph" style:parent-style-name="Standard">
      <style:text-properties style:text-position="0% 100%" style:font-name="Liberation Serif1" fo:language="ru" fo:country="RU" fo:font-style="normal" style:text-underline-style="none" fo:font-weight="normal" officeooo:rsid="0019f43d" officeooo:paragraph-rsid="3b5ea860" style:font-style-asian="normal" style:font-weight-asian="normal" style:font-style-complex="normal" style:font-weight-complex="normal"/>
    </style:style>
    <style:style style:name="P20" style:family="paragraph" style:parent-style-name="Standard">
      <style:text-properties style:text-position="0% 100%" style:font-name="Liberation Serif1" fo:language="ru" fo:country="RU" fo:font-style="normal" style:text-underline-style="none" fo:font-weight="normal" officeooo:rsid="0019f43d" officeooo:paragraph-rsid="3b64f932" style:font-style-asian="normal" style:font-weight-asian="normal" style:font-style-complex="normal" style:font-weight-complex="normal"/>
    </style:style>
    <style:style style:name="P21" style:family="paragraph" style:parent-style-name="Standard">
      <style:text-properties style:text-position="0% 100%" style:font-name="Liberation Serif1" fo:language="ru" fo:country="RU" fo:font-style="normal" style:text-underline-style="none" fo:font-weight="normal" officeooo:rsid="0019f43d" officeooo:paragraph-rsid="3b65820d" style:font-style-asian="normal" style:font-weight-asian="normal" style:font-style-complex="normal" style:font-weight-complex="normal"/>
    </style:style>
    <style:style style:name="P22" style:family="paragraph" style:parent-style-name="Standard">
      <style:text-properties style:text-position="0% 100%" style:font-name="Liberation Serif1" fo:language="ru" fo:country="RU" fo:font-style="normal" style:text-underline-style="none" fo:font-weight="normal" officeooo:rsid="0019f43d" officeooo:paragraph-rsid="3ba46896" style:font-style-asian="normal" style:font-weight-asian="normal" style:font-style-complex="normal" style:font-weight-complex="normal"/>
    </style:style>
    <style:style style:name="P23" style:family="paragraph" style:parent-style-name="Standard">
      <style:text-properties style:text-position="0% 100%" style:font-name="Liberation Serif1" fo:language="ru" fo:country="RU" fo:font-style="normal" style:text-underline-style="none" fo:font-weight="normal" officeooo:rsid="0019f43d" officeooo:paragraph-rsid="3ba9efab" style:font-style-asian="normal" style:font-weight-asian="normal" style:font-style-complex="normal" style:font-weight-complex="normal"/>
    </style:style>
    <style:style style:name="P24" style:family="paragraph" style:parent-style-name="Standard">
      <style:text-properties style:text-position="0% 100%" style:font-name="Liberation Serif1" fo:language="ru" fo:country="RU" fo:font-style="normal" style:text-underline-style="none" fo:font-weight="normal" officeooo:rsid="0019f43d" officeooo:paragraph-rsid="3bacfbaa" style:font-style-asian="normal" style:font-weight-asian="normal" style:font-style-complex="normal" style:font-weight-complex="normal"/>
    </style:style>
    <style:style style:name="P25" style:family="paragraph" style:parent-style-name="Standard">
      <style:text-properties style:text-position="0% 100%" style:font-name="Liberation Serif1" fo:language="ru" fo:country="RU" fo:font-style="normal" style:text-underline-style="none" fo:font-weight="normal" officeooo:rsid="0019f43d" officeooo:paragraph-rsid="3c17c497" style:font-style-asian="normal" style:font-weight-asian="normal" style:font-style-complex="normal" style:font-weight-complex="normal"/>
    </style:style>
    <style:style style:name="P26" style:family="paragraph" style:parent-style-name="Standard">
      <style:text-properties style:text-position="0% 100%" style:font-name="Liberation Serif1" fo:language="ru" fo:country="RU" fo:font-style="normal" style:text-underline-style="none" fo:font-weight="normal" officeooo:rsid="0019f43d" officeooo:paragraph-rsid="3c3cccb7" style:font-style-asian="normal" style:font-weight-asian="normal" style:font-style-complex="normal" style:font-weight-complex="normal"/>
    </style:style>
    <style:style style:name="P27" style:family="paragraph" style:parent-style-name="Standard">
      <style:text-properties style:text-position="0% 100%" style:font-name="Liberation Serif1" fo:language="ru" fo:country="RU" fo:font-style="normal" style:text-underline-style="none" fo:font-weight="normal" officeooo:rsid="0019f43d" officeooo:paragraph-rsid="3c5968eb" style:font-style-asian="normal" style:font-weight-asian="normal" style:font-style-complex="normal" style:font-weight-complex="normal"/>
    </style:style>
    <style:style style:name="P28"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29"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30"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31"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32"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33"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34"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35"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36"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37"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38"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39"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40"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41"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42"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43" style:family="paragraph" style:parent-style-name="Standard">
      <style:text-properties style:text-position="0% 100%" style:font-name="Liberation Serif1" fo:language="ru" fo:country="RU" fo:font-style="normal" style:text-underline-style="none" fo:font-weight="normal" officeooo:rsid="0019f43d" officeooo:paragraph-rsid="3f062ac2" style:font-style-asian="normal" style:font-weight-asian="normal" style:font-style-complex="normal" style:font-weight-complex="normal"/>
    </style:style>
    <style:style style:name="P44"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45"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46"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47"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48"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49"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50"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51"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52"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53"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54"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55"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56"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57"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58"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59"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60"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61"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62"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63"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64"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65"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66"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67"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68" style:family="paragraph" style:parent-style-name="Standard">
      <style:text-properties style:text-position="0% 100%" style:font-name="Liberation Serif1" fo:language="ru" fo:country="RU" fo:font-style="normal" style:text-underline-style="none" fo:font-weight="normal" officeooo:rsid="3b4e8f5a" officeooo:paragraph-rsid="3b4e8f5a" style:font-style-asian="normal" style:font-weight-asian="normal" style:font-style-complex="normal" style:font-weight-complex="normal"/>
    </style:style>
    <style:style style:name="P69" style:family="paragraph" style:parent-style-name="Standard">
      <style:text-properties style:text-position="0% 100%" style:font-name="Liberation Serif1" fo:language="ru" fo:country="RU" fo:font-style="normal" style:text-underline-style="none" fo:font-weight="normal" officeooo:rsid="3b61fd20" officeooo:paragraph-rsid="3b61fd20" style:font-style-asian="normal" style:font-weight-asian="normal" style:font-style-complex="normal" style:font-weight-complex="normal"/>
    </style:style>
    <style:style style:name="P70" style:family="paragraph" style:parent-style-name="Standard">
      <style:text-properties style:text-position="0% 100%" style:font-name="Liberation Serif1" fo:language="ru" fo:country="RU" fo:font-style="normal" style:text-underline-style="none" fo:font-weight="normal" officeooo:rsid="3b7251b0" officeooo:paragraph-rsid="3b7251b0" style:font-style-asian="normal" style:font-weight-asian="normal" style:font-style-complex="normal" style:font-weight-complex="normal"/>
    </style:style>
    <style:style style:name="P71" style:family="paragraph" style:parent-style-name="Standard">
      <style:text-properties style:text-position="0% 100%" style:font-name="Liberation Serif1" fo:language="ru" fo:country="RU" fo:font-style="normal" style:text-underline-style="none" fo:font-weight="normal" officeooo:rsid="3b7393fd" officeooo:paragraph-rsid="3b7393fd" style:font-style-asian="normal" style:font-weight-asian="normal" style:font-style-complex="normal" style:font-weight-complex="normal"/>
    </style:style>
    <style:style style:name="P72" style:family="paragraph" style:parent-style-name="Standard">
      <style:text-properties style:text-position="0% 100%" style:font-name="Liberation Serif1" fo:language="ru" fo:country="RU" fo:font-style="normal" style:text-underline-style="none" fo:font-weight="normal" officeooo:rsid="3b7cfd2d" officeooo:paragraph-rsid="3b8e8bb1" style:font-style-asian="normal" style:font-weight-asian="normal" style:font-style-complex="normal" style:font-weight-complex="normal"/>
    </style:style>
    <style:style style:name="P73" style:family="paragraph" style:parent-style-name="Standard">
      <style:text-properties style:text-position="0% 100%" style:font-name="Liberation Serif1" fo:language="ru" fo:country="RU" fo:font-style="normal" style:text-underline-style="none" fo:font-weight="normal" officeooo:rsid="3b922b22" officeooo:paragraph-rsid="3b9ffce1" style:font-style-asian="normal" style:font-weight-asian="normal" style:font-style-complex="normal" style:font-weight-complex="normal"/>
    </style:style>
    <style:style style:name="P74" style:family="paragraph" style:parent-style-name="Standard">
      <style:text-properties style:text-position="0% 100%" style:font-name="Liberation Serif1" fo:language="ru" fo:country="RU" fo:font-style="normal" style:text-underline-style="none" fo:font-weight="normal" officeooo:rsid="3baee71b" officeooo:paragraph-rsid="3baee71b" style:font-style-asian="normal" style:font-weight-asian="normal" style:font-style-complex="normal" style:font-weight-complex="normal"/>
    </style:style>
    <style:style style:name="P75" style:family="paragraph" style:parent-style-name="Standard">
      <style:text-properties style:text-position="0% 100%" style:font-name="Liberation Serif1" fo:language="ru" fo:country="RU" fo:font-style="normal" style:text-underline-style="none" fo:font-weight="normal" officeooo:rsid="3baee71b" officeooo:paragraph-rsid="3be563f0" style:font-style-asian="normal" style:font-weight-asian="normal" style:font-style-complex="normal" style:font-weight-complex="normal"/>
    </style:style>
    <style:style style:name="P76" style:family="paragraph" style:parent-style-name="Standard">
      <style:text-properties style:text-position="0% 100%" style:font-name="Liberation Serif1" fo:language="ru" fo:country="RU" fo:font-style="normal" style:text-underline-style="none" fo:font-weight="normal" officeooo:rsid="3bea1c48" officeooo:paragraph-rsid="3bea1c48" style:font-style-asian="normal" style:font-weight-asian="normal" style:font-style-complex="normal" style:font-weight-complex="normal"/>
    </style:style>
    <style:style style:name="P77" style:family="paragraph" style:parent-style-name="Standard">
      <style:text-properties style:text-position="0% 100%" style:font-name="Liberation Serif1" fo:language="ru" fo:country="RU" fo:font-style="normal" style:text-underline-style="none" fo:font-weight="normal" officeooo:rsid="3bf7d74f" officeooo:paragraph-rsid="3bf7d74f" style:font-style-asian="normal" style:font-weight-asian="normal" style:font-style-complex="normal" style:font-weight-complex="normal"/>
    </style:style>
    <style:style style:name="P78" style:family="paragraph" style:parent-style-name="Standard">
      <style:text-properties style:text-position="0% 100%" style:font-name="Liberation Serif1" fo:language="ru" fo:country="RU" fo:font-style="normal" style:text-underline-style="none" fo:font-weight="normal" officeooo:rsid="3c093825" officeooo:paragraph-rsid="3c17b840" style:font-style-asian="normal" style:font-weight-asian="normal" style:font-style-complex="normal" style:font-weight-complex="normal"/>
    </style:style>
    <style:style style:name="P79" style:family="paragraph" style:parent-style-name="Standard">
      <style:text-properties style:text-position="0% 100%" style:font-name="Liberation Serif1" fo:language="ru" fo:country="RU" fo:font-style="normal" style:text-underline-style="none" fo:font-weight="normal" officeooo:rsid="3c19b556" officeooo:paragraph-rsid="3c19b556" style:font-style-asian="normal" style:font-weight-asian="normal" style:font-style-complex="normal" style:font-weight-complex="normal"/>
    </style:style>
    <style:style style:name="P80" style:family="paragraph" style:parent-style-name="Standard">
      <style:text-properties style:text-position="0% 100%" style:font-name="Liberation Serif1" fo:language="ru" fo:country="RU" fo:font-style="normal" style:text-underline-style="none" fo:font-weight="normal" officeooo:rsid="3c41b7dc" officeooo:paragraph-rsid="3c41b7dc" style:font-style-asian="normal" style:font-weight-asian="normal" style:font-style-complex="normal" style:font-weight-complex="normal"/>
    </style:style>
    <style:style style:name="P81" style:family="paragraph" style:parent-style-name="Standard">
      <style:text-properties style:text-position="0% 100%" style:font-name="Liberation Serif1" fo:language="ru" fo:country="RU" fo:font-style="normal" style:text-underline-style="none" fo:font-weight="normal" officeooo:rsid="3c4e08fd" officeooo:paragraph-rsid="3c4e08fd" style:font-style-asian="normal" style:font-weight-asian="normal" style:font-style-complex="normal" style:font-weight-complex="normal"/>
    </style:style>
    <style:style style:name="P82" style:family="paragraph" style:parent-style-name="Standard">
      <style:text-properties style:text-position="0% 100%" style:font-name="Liberation Serif1" fo:language="ru" fo:country="RU" fo:font-style="normal" style:text-underline-style="none" fo:font-weight="normal" officeooo:rsid="3c524096" officeooo:paragraph-rsid="3c524096" style:font-style-asian="normal" style:font-weight-asian="normal" style:font-style-complex="normal" style:font-weight-complex="normal"/>
    </style:style>
    <style:style style:name="P83" style:family="paragraph" style:parent-style-name="Standard">
      <style:text-properties style:text-position="0% 100%" style:font-name="Liberation Serif1" fo:language="ru" fo:country="RU" fo:font-style="normal" style:text-underline-style="none" fo:font-weight="normal" officeooo:rsid="3c5cfff1" officeooo:paragraph-rsid="3c5cfff1" style:font-style-asian="normal" style:font-weight-asian="normal" style:font-style-complex="normal" style:font-weight-complex="normal"/>
    </style:style>
    <style:style style:name="P84" style:family="paragraph" style:parent-style-name="Standard">
      <style:text-properties style:text-position="0% 100%" style:font-name="Liberation Serif1" fo:language="ru" fo:country="RU" fo:font-style="normal" style:text-underline-style="none" fo:font-weight="normal" officeooo:rsid="3c5d80fa" officeooo:paragraph-rsid="3c6de9fe" style:font-style-asian="normal" style:font-weight-asian="normal" style:font-style-complex="normal" style:font-weight-complex="normal"/>
    </style:style>
    <style:style style:name="P85" style:family="paragraph" style:parent-style-name="Standard">
      <style:text-properties style:text-position="0% 100%" style:font-name="Liberation Serif1" fo:language="ru" fo:country="RU" fo:font-style="normal" style:text-underline-style="none" fo:font-weight="normal" officeooo:rsid="3be563f0" officeooo:paragraph-rsid="3be563f0" style:font-style-asian="normal" style:font-weight-asian="normal" style:font-style-complex="normal" style:font-weight-complex="normal"/>
    </style:style>
    <style:style style:name="P86" style:family="paragraph" style:parent-style-name="Standard">
      <style:text-properties style:text-position="0% 100%" style:font-name="Liberation Serif1" fo:language="ru" fo:country="RU" fo:font-style="normal" style:text-underline-style="none" fo:font-weight="normal" officeooo:rsid="3c7096d6" officeooo:paragraph-rsid="3c756aa9" style:font-style-asian="normal" style:font-weight-asian="normal" style:font-style-complex="normal" style:font-weight-complex="normal"/>
    </style:style>
    <style:style style:name="P87" style:family="paragraph" style:parent-style-name="Standard">
      <style:text-properties style:text-position="0% 100%" style:font-name="Liberation Serif1" fo:language="ru" fo:country="RU" fo:font-style="normal" style:text-underline-style="none" fo:font-weight="normal" officeooo:rsid="3c841c9c" officeooo:paragraph-rsid="3c924c65" style:font-style-asian="normal" style:font-weight-asian="normal" style:font-style-complex="normal" style:font-weight-complex="normal"/>
    </style:style>
    <style:style style:name="P88" style:family="paragraph" style:parent-style-name="Standard">
      <style:text-properties style:text-position="0% 100%" style:font-name="Liberation Serif1" fo:language="ru" fo:country="RU" fo:font-style="normal" style:text-underline-style="none" fo:font-weight="normal" officeooo:rsid="3ca205a2" officeooo:paragraph-rsid="3ca205a2" style:font-style-asian="normal" style:font-weight-asian="normal" style:font-style-complex="normal" style:font-weight-complex="normal"/>
    </style:style>
    <style:style style:name="P89" style:family="paragraph" style:parent-style-name="Standard">
      <style:text-properties style:text-position="0% 100%" style:font-name="Liberation Serif1" fo:language="ru" fo:country="RU" fo:font-style="normal" style:text-underline-style="none" fo:font-weight="normal" officeooo:rsid="3cb152cf" officeooo:paragraph-rsid="3cb9a0d1" style:font-style-asian="normal" style:font-weight-asian="normal" style:font-style-complex="normal" style:font-weight-complex="normal"/>
    </style:style>
    <style:style style:name="P90" style:family="paragraph" style:parent-style-name="Standard">
      <style:text-properties style:text-position="0% 100%" style:font-name="Liberation Serif1" fo:language="ru" fo:country="RU" fo:font-style="normal" style:text-underline-style="none" fo:font-weight="normal" officeooo:rsid="3cd0b450" officeooo:paragraph-rsid="3cd0b450" style:font-style-asian="normal" style:font-weight-asian="normal" style:font-style-complex="normal" style:font-weight-complex="normal"/>
    </style:style>
    <style:style style:name="P91" style:family="paragraph" style:parent-style-name="Standard">
      <style:text-properties style:text-position="0% 100%" style:font-name="Liberation Serif1" fo:language="ru" fo:country="RU" fo:font-style="normal" style:text-underline-style="none" fo:font-weight="normal" officeooo:rsid="3cd4e164" officeooo:paragraph-rsid="3cdbb6d3" style:font-style-asian="normal" style:font-weight-asian="normal" style:font-style-complex="normal" style:font-weight-complex="normal"/>
    </style:style>
    <style:style style:name="P92" style:family="paragraph" style:parent-style-name="Standard">
      <style:text-properties style:text-position="0% 100%" style:font-name="Liberation Serif1" fo:language="ru" fo:country="RU" fo:font-style="normal" style:text-underline-style="none" fo:font-weight="normal" officeooo:rsid="3cd4e164" officeooo:paragraph-rsid="3cff7c9f" style:font-style-asian="normal" style:font-weight-asian="normal" style:font-style-complex="normal" style:font-weight-complex="normal"/>
    </style:style>
    <style:style style:name="P93" style:family="paragraph" style:parent-style-name="Standard">
      <style:text-properties style:text-position="0% 100%" style:font-name="Liberation Serif1" fo:language="ru" fo:country="RU" fo:font-style="normal" style:text-underline-style="none" fo:font-weight="normal" officeooo:rsid="3cdcf2c1" officeooo:paragraph-rsid="3ce58d2c" style:font-style-asian="normal" style:font-weight-asian="normal" style:font-style-complex="normal" style:font-weight-complex="normal"/>
    </style:style>
    <style:style style:name="P94" style:family="paragraph" style:parent-style-name="Standard">
      <style:text-properties style:text-position="0% 100%" style:font-name="Liberation Serif1" fo:language="ru" fo:country="RU" fo:font-style="normal" style:text-underline-style="none" fo:font-weight="normal" officeooo:rsid="3ce9f0ff" officeooo:paragraph-rsid="3ce9f0ff" style:font-style-asian="normal" style:font-weight-asian="normal" style:font-style-complex="normal" style:font-weight-complex="normal"/>
    </style:style>
    <style:style style:name="P95" style:family="paragraph" style:parent-style-name="Standard">
      <style:paragraph-properties fo:text-align="center" style:justify-single-word="false"/>
      <style:text-properties style:text-position="0% 100%" style:font-name="Liberation Serif1" fo:language="ru" fo:country="RU" fo:font-style="normal" style:text-underline-style="none" fo:font-weight="normal" officeooo:rsid="3d050be6" officeooo:paragraph-rsid="3d050be6" style:font-style-asian="normal" style:font-weight-asian="normal" style:font-style-complex="normal" style:font-weight-complex="normal"/>
    </style:style>
    <style:style style:name="P96" style:family="paragraph" style:parent-style-name="Standard">
      <style:text-properties style:text-position="0% 100%" style:font-name="Liberation Serif1" fo:language="ru" fo:country="RU" fo:font-style="normal" style:text-underline-style="none" fo:font-weight="normal" officeooo:rsid="3c9f62c3" officeooo:paragraph-rsid="3c924c65" style:font-style-asian="normal" style:font-weight-asian="normal" style:font-style-complex="normal" style:font-weight-complex="normal"/>
    </style:style>
    <style:style style:name="P97" style:family="paragraph" style:parent-style-name="Standard">
      <style:text-properties style:text-position="0% 100%" style:font-name="Liberation Serif1" fo:language="ru" fo:country="RU" fo:font-style="normal" style:text-underline-style="none" fo:font-weight="normal" officeooo:rsid="3d06fd08" officeooo:paragraph-rsid="3d1faea6" style:font-style-asian="normal" style:font-weight-asian="normal" style:font-style-complex="normal" style:font-weight-complex="normal"/>
    </style:style>
    <style:style style:name="P98" style:family="paragraph" style:parent-style-name="Standard">
      <style:text-properties style:text-position="0% 100%" style:font-name="Liberation Serif1" fo:language="ru" fo:country="RU" fo:font-style="normal" style:text-underline-style="none" fo:font-weight="normal" officeooo:rsid="3d2f03a9" officeooo:paragraph-rsid="3d2f03a9" style:font-style-asian="normal" style:font-weight-asian="normal" style:font-style-complex="normal" style:font-weight-complex="normal"/>
    </style:style>
    <style:style style:name="P99" style:family="paragraph" style:parent-style-name="Standard">
      <style:text-properties style:text-position="0% 100%" style:font-name="Liberation Serif1" fo:language="ru" fo:country="RU" fo:font-style="normal" style:text-underline-style="none" fo:font-weight="normal" officeooo:rsid="3d316b74" officeooo:paragraph-rsid="3d316b74" style:font-style-asian="normal" style:font-weight-asian="normal" style:font-style-complex="normal" style:font-weight-complex="normal"/>
    </style:style>
    <style:style style:name="P100" style:family="paragraph" style:parent-style-name="Standard">
      <style:text-properties style:text-position="0% 100%" style:font-name="Liberation Serif1" fo:language="ru" fo:country="RU" fo:font-style="normal" style:text-underline-style="none" fo:font-weight="normal" officeooo:rsid="3d31e988" officeooo:paragraph-rsid="3d31e988" style:font-style-asian="normal" style:font-weight-asian="normal" style:font-style-complex="normal" style:font-weight-complex="normal"/>
    </style:style>
    <style:style style:name="P101" style:family="paragraph" style:parent-style-name="Standard">
      <style:text-properties style:text-position="0% 100%" style:font-name="Liberation Serif1" fo:language="ru" fo:country="RU" fo:font-style="normal" style:text-underline-style="none" fo:font-weight="normal" officeooo:rsid="3d336793" officeooo:paragraph-rsid="3d336793" style:font-style-asian="normal" style:font-weight-asian="normal" style:font-style-complex="normal" style:font-weight-complex="normal"/>
    </style:style>
    <style:style style:name="P102" style:family="paragraph" style:parent-style-name="Standard">
      <style:text-properties style:text-position="0% 100%" style:font-name="Liberation Serif1" fo:language="ru" fo:country="RU" fo:font-style="normal" style:text-underline-style="none" fo:font-weight="normal" officeooo:rsid="3d33e700" officeooo:paragraph-rsid="3d33e700" style:font-style-asian="normal" style:font-weight-asian="normal" style:font-style-complex="normal" style:font-weight-complex="normal"/>
    </style:style>
    <style:style style:name="P103" style:family="paragraph" style:parent-style-name="Standard">
      <style:text-properties style:text-position="0% 100%" style:font-name="Liberation Serif1" fo:language="ru" fo:country="RU" fo:font-style="normal" style:text-underline-style="none" fo:font-weight="normal" officeooo:rsid="3d3c8369" officeooo:paragraph-rsid="3d4cc9bf" style:font-style-asian="normal" style:font-weight-asian="normal" style:font-style-complex="normal" style:font-weight-complex="normal"/>
    </style:style>
    <style:style style:name="P104" style:family="paragraph" style:parent-style-name="Standard">
      <style:text-properties style:text-position="0% 100%" style:font-name="Liberation Serif1" fo:language="ru" fo:country="RU" fo:font-style="normal" style:text-underline-style="none" fo:font-weight="normal" officeooo:rsid="3d5560b5" officeooo:paragraph-rsid="3d5560b5" style:font-style-asian="normal" style:font-weight-asian="normal" style:font-style-complex="normal" style:font-weight-complex="normal"/>
    </style:style>
    <style:style style:name="P105" style:family="paragraph" style:parent-style-name="Standard">
      <style:text-properties style:text-position="0% 100%" style:font-name="Liberation Serif1" fo:language="ru" fo:country="RU" fo:font-style="normal" style:text-underline-style="none" fo:font-weight="normal" officeooo:rsid="3d5a45e0" officeooo:paragraph-rsid="3d5a45e0" style:font-style-asian="normal" style:font-weight-asian="normal" style:font-style-complex="normal" style:font-weight-complex="normal"/>
    </style:style>
    <style:style style:name="P106" style:family="paragraph" style:parent-style-name="Standard">
      <style:text-properties style:text-position="0% 100%" style:font-name="Liberation Serif1" fo:language="ru" fo:country="RU" fo:font-style="normal" style:text-underline-style="none" fo:font-weight="normal" officeooo:rsid="3d5bac31" officeooo:paragraph-rsid="3d5bac31" style:font-style-asian="normal" style:font-weight-asian="normal" style:font-style-complex="normal" style:font-weight-complex="normal"/>
    </style:style>
    <style:style style:name="P107" style:family="paragraph" style:parent-style-name="Standard">
      <style:text-properties style:text-position="0% 100%" style:font-name="Liberation Serif1" fo:language="ru" fo:country="RU" fo:font-style="normal" style:text-underline-style="none" fo:font-weight="normal" officeooo:rsid="3d6bf227" officeooo:paragraph-rsid="3d75be22" style:font-style-asian="normal" style:font-weight-asian="normal" style:font-style-complex="normal" style:font-weight-complex="normal"/>
    </style:style>
    <style:style style:name="P108" style:family="paragraph" style:parent-style-name="Standard">
      <style:text-properties style:text-position="0% 100%" style:font-name="Liberation Serif1" fo:language="ru" fo:country="RU" fo:font-style="normal" style:text-underline-style="none" fo:font-weight="normal" officeooo:rsid="3d84fd1f" officeooo:paragraph-rsid="3d84fd1f" style:font-style-asian="normal" style:font-weight-asian="normal" style:font-style-complex="normal" style:font-weight-complex="normal"/>
    </style:style>
    <style:style style:name="P109" style:family="paragraph" style:parent-style-name="Standard">
      <style:text-properties style:text-position="0% 100%" style:font-name="Liberation Serif1" fo:language="ru" fo:country="RU" fo:font-style="normal" style:text-underline-style="none" fo:font-weight="normal" officeooo:rsid="3d8c564a" officeooo:paragraph-rsid="3d8c564a" style:font-style-asian="normal" style:font-weight-asian="normal" style:font-style-complex="normal" style:font-weight-complex="normal"/>
    </style:style>
    <style:style style:name="P110" style:family="paragraph" style:parent-style-name="Standard">
      <style:text-properties style:text-position="0% 100%" style:font-name="Liberation Serif1" fo:language="ru" fo:country="RU" fo:font-style="normal" style:text-underline-style="none" fo:font-weight="normal" officeooo:rsid="3d8eb3b2" officeooo:paragraph-rsid="3d8eb3b2" style:font-style-asian="normal" style:font-weight-asian="normal" style:font-style-complex="normal" style:font-weight-complex="normal"/>
    </style:style>
    <style:style style:name="P111" style:family="paragraph" style:parent-style-name="Standard">
      <style:text-properties style:text-position="0% 100%" style:font-name="Liberation Serif1" fo:language="ru" fo:country="RU" fo:font-style="normal" style:text-underline-style="none" fo:font-weight="normal" officeooo:rsid="3d9720f8" officeooo:paragraph-rsid="3d98d99b" style:font-style-asian="normal" style:font-weight-asian="normal" style:font-style-complex="normal" style:font-weight-complex="normal"/>
    </style:style>
    <style:style style:name="P112" style:family="paragraph" style:parent-style-name="Standard">
      <style:text-properties style:text-position="0% 100%" style:font-name="Liberation Serif1" fo:language="ru" fo:country="RU" fo:font-style="normal" style:text-underline-style="none" fo:font-weight="normal" officeooo:rsid="3da0d3e8" officeooo:paragraph-rsid="3da0d3e8" style:font-style-asian="normal" style:font-weight-asian="normal" style:font-style-complex="normal" style:font-weight-complex="normal"/>
    </style:style>
    <style:style style:name="P113" style:family="paragraph" style:parent-style-name="Standard">
      <style:text-properties style:text-position="0% 100%" style:font-name="Liberation Serif1" fo:language="ru" fo:country="RU" fo:font-style="normal" style:text-underline-style="none" fo:font-weight="normal" officeooo:rsid="3da9056a" officeooo:paragraph-rsid="3dad399e" style:font-style-asian="normal" style:font-weight-asian="normal" style:font-style-complex="normal" style:font-weight-complex="normal"/>
    </style:style>
    <style:style style:name="P114" style:family="paragraph" style:parent-style-name="Standard">
      <style:text-properties style:text-position="0% 100%" style:font-name="Liberation Serif1" fo:language="ru" fo:country="RU" fo:font-style="normal" style:text-underline-style="none" fo:font-weight="normal" officeooo:rsid="3db2332d" officeooo:paragraph-rsid="3dbdf5f9" style:font-style-asian="normal" style:font-weight-asian="normal" style:font-style-complex="normal" style:font-weight-complex="normal"/>
    </style:style>
    <style:style style:name="P115" style:family="paragraph" style:parent-style-name="Standard">
      <style:text-properties style:text-position="0% 100%" style:font-name="Liberation Serif1" fo:language="ru" fo:country="RU" fo:font-style="normal" style:text-underline-style="none" fo:font-weight="normal" officeooo:rsid="3dc9b013" officeooo:paragraph-rsid="3ddd2d99" style:font-style-asian="normal" style:font-weight-asian="normal" style:font-style-complex="normal" style:font-weight-complex="normal"/>
    </style:style>
    <style:style style:name="P116" style:family="paragraph" style:parent-style-name="Standard">
      <style:text-properties style:text-position="0% 100%" style:font-name="Liberation Serif1" fo:language="ru" fo:country="RU" fo:font-style="normal" style:text-underline-style="none" fo:font-weight="normal" officeooo:rsid="3dc9b013" officeooo:paragraph-rsid="3ded7da1" style:font-style-asian="normal" style:font-weight-asian="normal" style:font-style-complex="normal" style:font-weight-complex="normal"/>
    </style:style>
    <style:style style:name="P117" style:family="paragraph" style:parent-style-name="Standard">
      <style:text-properties style:text-position="0% 100%" style:font-name="Liberation Serif1" fo:language="ru" fo:country="RU" fo:font-style="normal" style:text-underline-style="none" fo:font-weight="normal" officeooo:rsid="3df3b16f" officeooo:paragraph-rsid="3df3b16f" style:font-style-asian="normal" style:font-weight-asian="normal" style:font-style-complex="normal" style:font-weight-complex="normal"/>
    </style:style>
    <style:style style:name="P118" style:family="paragraph" style:parent-style-name="Standard">
      <style:text-properties style:text-position="0% 100%" style:font-name="Liberation Serif1" fo:language="ru" fo:country="RU" fo:font-style="normal" style:text-underline-style="none" fo:font-weight="normal" officeooo:rsid="3dfc86dd" officeooo:paragraph-rsid="3dfc86dd" style:font-style-asian="normal" style:font-weight-asian="normal" style:font-style-complex="normal" style:font-weight-complex="normal"/>
    </style:style>
    <style:style style:name="P119" style:family="paragraph" style:parent-style-name="Standard">
      <style:text-properties style:text-position="0% 100%" style:font-name="Liberation Serif1" fo:language="ru" fo:country="RU" fo:font-style="normal" style:text-underline-style="none" fo:font-weight="normal" officeooo:rsid="3e042396" officeooo:paragraph-rsid="3e0701ab" style:font-style-asian="normal" style:font-weight-asian="normal" style:font-style-complex="normal" style:font-weight-complex="normal"/>
    </style:style>
    <style:style style:name="P120" style:family="paragraph" style:parent-style-name="Standard">
      <style:text-properties style:text-position="0% 100%" style:font-name="Liberation Serif1" fo:language="ru" fo:country="RU" fo:font-style="normal" style:text-underline-style="none" fo:font-weight="normal" officeooo:rsid="3e0b5745" officeooo:paragraph-rsid="3e0b5745" style:font-style-asian="normal" style:font-weight-asian="normal" style:font-style-complex="normal" style:font-weight-complex="normal"/>
    </style:style>
    <style:style style:name="P121" style:family="paragraph" style:parent-style-name="Standard">
      <style:text-properties style:text-position="0% 100%" style:font-name="Liberation Serif1" fo:language="ru" fo:country="RU" fo:font-style="normal" style:text-underline-style="none" fo:font-weight="normal" officeooo:rsid="3e0fc0f2" officeooo:paragraph-rsid="3e112e21" style:font-style-asian="normal" style:font-weight-asian="normal" style:font-style-complex="normal" style:font-weight-complex="normal"/>
    </style:style>
    <style:style style:name="P122" style:family="paragraph" style:parent-style-name="Standard">
      <style:text-properties style:text-position="0% 100%" style:font-name="Liberation Serif1" fo:language="ru" fo:country="RU" fo:font-style="normal" style:text-underline-style="none" fo:font-weight="normal" officeooo:rsid="3e0fc0f2" officeooo:paragraph-rsid="3e18e40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124" style:family="paragraph" style:parent-style-name="Standard">
      <style:text-properties style:text-position="0% 100%" style:font-name="Liberation Serif1" fo:language="ru" fo:country="RU" fo:font-style="normal" style:text-underline-style="none" fo:font-weight="normal" officeooo:rsid="3e1e7e88" officeooo:paragraph-rsid="3e35738a" style:font-style-asian="normal" style:font-weight-asian="normal" style:font-style-complex="normal" style:font-weight-complex="normal"/>
    </style:style>
    <style:style style:name="P125" style:family="paragraph" style:parent-style-name="Standard">
      <style:text-properties style:text-position="0% 100%" style:font-name="Liberation Serif1" fo:language="ru" fo:country="RU" fo:font-style="normal" style:text-underline-style="none" fo:font-weight="normal" officeooo:rsid="3e35738a" officeooo:paragraph-rsid="3e35738a" style:font-style-asian="normal" style:font-weight-asian="normal" style:font-style-complex="normal" style:font-weight-complex="normal"/>
    </style:style>
    <style:style style:name="P126"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127"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128"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129"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130"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131"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132"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133"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134"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135"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136"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137"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138"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139"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140"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141"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142"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143"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144"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145"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146"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147"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148"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149"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150" style:family="paragraph" style:parent-style-name="Standard">
      <style:text-properties style:text-position="0% 100%" style:font-name="Liberation Serif1" fo:language="ru" fo:country="RU" fo:font-style="normal" style:text-underline-style="none" fo:font-weight="normal" officeooo:rsid="3d4cc9bf" officeooo:paragraph-rsid="3d50d91f" style:font-style-asian="normal" style:font-weight-asian="normal" style:font-style-complex="normal" style:font-weight-complex="normal"/>
    </style:style>
    <style:style style:name="P151" style:family="paragraph" style:parent-style-name="Standard">
      <style:text-properties style:text-position="0% 100%" style:font-name="Liberation Serif1" fo:language="ru" fo:country="RU" fo:font-style="normal" style:text-underline-style="solid" style:text-underline-type="double" style:text-underline-width="auto" style:text-underline-color="font-color" fo:font-weight="normal" officeooo:rsid="3c841c9c" officeooo:paragraph-rsid="3c924c65" style:font-style-asian="normal" style:font-weight-asian="normal" style:font-style-complex="normal" style:font-weight-complex="normal"/>
    </style:style>
    <style:style style:name="P152"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153"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154"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15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15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15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solid" style:text-underline-type="double" style:text-underline-width="auto" style:text-underline-color="font-color" fo:font-weight="normal" officeooo:rsid="3ca14d6c" officeooo:paragraph-rsid="3ca14d6c" style:font-style-asian="normal" style:font-weight-asian="normal" style:font-style-complex="normal" style:font-weight-complex="normal"/>
    </style:style>
    <style:style style:name="P15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cd24895" officeooo:paragraph-rsid="3cd24895" style:font-style-asian="normal" style:font-weight-asian="normal" style:font-style-complex="normal" style:font-weight-complex="normal"/>
    </style:style>
    <style:style style:name="P15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2d7ba5" officeooo:paragraph-rsid="3d2d7ba5" style:font-style-asian="normal" style:font-weight-asian="normal" style:font-style-complex="normal" style:font-weight-complex="normal"/>
    </style:style>
    <style:style style:name="P16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a7926f" officeooo:paragraph-rsid="3da7926f" style:font-style-asian="normal" style:font-weight-asian="normal" style:font-style-complex="normal" style:font-weight-complex="normal"/>
    </style:style>
    <style:style style:name="P16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c9b013" officeooo:paragraph-rsid="3dc9b013" style:font-style-asian="normal" style:font-weight-asian="normal" style:font-style-complex="normal" style:font-weight-complex="normal"/>
    </style:style>
    <style:style style:name="P162"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f2058c" officeooo:paragraph-rsid="3df2058c" style:font-style-asian="normal" style:font-weight-asian="normal" style:font-style-complex="normal" style:font-weight-complex="normal"/>
    </style:style>
    <style:style style:name="P16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042396" officeooo:paragraph-rsid="3e042396" style:font-style-asian="normal" style:font-weight-asian="normal" style:font-style-complex="normal" style:font-weight-complex="normal"/>
    </style:style>
    <style:style style:name="P16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3e622" officeooo:paragraph-rsid="3d959ed6" style:font-style-asian="normal" style:font-weight-asian="normal" style:font-style-complex="normal" style:font-weight-complex="normal"/>
    </style:style>
    <style:style style:name="P16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16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3b4ad6" officeooo:paragraph-rsid="3e3b4ad6" style:font-style-asian="normal" style:font-weight-asian="normal" style:font-style-complex="normal" style:font-weight-complex="normal"/>
    </style:style>
    <style:style style:name="P16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16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16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170"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17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17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17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17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17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17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17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17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17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18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18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18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18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18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18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18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18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18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18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19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19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19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19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19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19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19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19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19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19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20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20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20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20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20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20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20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20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20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20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21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21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21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21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21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21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21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21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21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21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22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f2eb6" officeooo:paragraph-rsid="3b362486" style:font-style-asian="normal" style:font-weight-asian="normal" style:font-style-complex="normal" style:font-weight-complex="normal"/>
    </style:style>
    <style:style style:name="P22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22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22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2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22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22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227"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83809" officeooo:paragraph-rsid="3be83809" style:font-style-asian="normal" style:font-weight-asian="normal" style:font-style-complex="normal" style:font-weight-complex="normal"/>
    </style:style>
    <style:style style:name="P228"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fc386" officeooo:paragraph-rsid="3befc386" style:font-style-asian="normal" style:font-weight-asian="normal" style:font-style-complex="normal" style:font-weight-complex="normal"/>
    </style:style>
    <style:style style:name="P22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25655" officeooo:paragraph-rsid="3bf25655" style:font-style-asian="normal" style:font-weight-asian="normal" style:font-style-complex="normal" style:font-weight-complex="normal"/>
    </style:style>
    <style:style style:name="P230"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32771" officeooo:paragraph-rsid="3bf32771" style:font-style-asian="normal" style:font-weight-asian="normal" style:font-style-complex="normal" style:font-weight-complex="normal"/>
    </style:style>
    <style:style style:name="P231"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675d" officeooo:paragraph-rsid="3bf4675d" style:font-style-asian="normal" style:font-weight-asian="normal" style:font-style-complex="normal" style:font-weight-complex="normal"/>
    </style:style>
    <style:style style:name="P232"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886a" officeooo:paragraph-rsid="3bf4886a" style:font-style-asian="normal" style:font-weight-asian="normal" style:font-style-complex="normal" style:font-weight-complex="normal"/>
    </style:style>
    <style:style style:name="P233"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67e00" officeooo:paragraph-rsid="3bf67e00" style:font-style-asian="normal" style:font-weight-asian="normal" style:font-style-complex="normal" style:font-weight-complex="normal"/>
    </style:style>
    <style:style style:name="P234" style:family="paragraph" style:parent-style-name="Standard">
      <style:paragraph-properties fo:margin-left="0.9846in" fo:margin-right="0in" fo:text-indent="0in" style:auto-text-indent="false"/>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T1" style:family="text">
      <style:text-properties fo:font-variant="normal" fo:text-transform="none" fo:font-style="italic" style:font-style-asian="italic" style:font-style-complex="italic"/>
    </style:style>
    <style:style style:name="T2" style:family="text">
      <style:text-properties fo:font-variant="normal" fo:text-transform="none" fo:color="#000000" style:font-name="FreeSerif" fo:font-size="12pt" officeooo:rsid="3ec37b17" fo:background-color="#ffffff" loext:char-shading-value="0" style:font-size-asian="12pt" style:font-size-complex="12pt"/>
    </style:style>
    <style:style style:name="T3" style:family="text">
      <style:text-properties fo:font-variant="normal" fo:text-transform="none" fo:color="#000000" style:font-name="FreeSerif" fo:font-size="12pt" officeooo:rsid="3dcb5371" fo:background-color="#ffffff" loext:char-shading-value="0" style:font-size-asian="12pt" style:font-weight-asian="bold" style:font-size-complex="12pt" style:font-weight-complex="bold"/>
    </style:style>
    <style:style style:name="T4" style:family="text">
      <style:text-properties fo:font-style="italic" style:font-style-asian="italic" style:font-style-complex="italic"/>
    </style:style>
    <style:style style:name="T5" style:family="text">
      <style:text-properties fo:font-style="italic" officeooo:rsid="0019f43d" style:font-style-asian="italic" style:font-style-complex="italic"/>
    </style:style>
    <style:style style:name="T6" style:family="text">
      <style:text-properties fo:font-style="italic" officeooo:rsid="37e665db" style:font-style-asian="italic" style:font-style-complex="italic"/>
    </style:style>
    <style:style style:name="T7" style:family="text">
      <style:text-properties fo:font-style="italic" officeooo:rsid="3823c3ce" style:font-style-asian="italic" style:font-style-complex="italic"/>
    </style:style>
    <style:style style:name="T8" style:family="text">
      <style:text-properties fo:font-style="italic" officeooo:rsid="3839311e" style:font-style-asian="italic" style:font-style-complex="italic"/>
    </style:style>
    <style:style style:name="T9" style:family="text">
      <style:text-properties fo:font-style="italic" officeooo:rsid="386071e4" style:font-style-asian="italic" style:font-style-complex="italic"/>
    </style:style>
    <style:style style:name="T10" style:family="text">
      <style:text-properties fo:font-style="italic" officeooo:rsid="38851be1" style:font-style-asian="italic" style:font-style-complex="italic"/>
    </style:style>
    <style:style style:name="T11" style:family="text">
      <style:text-properties fo:font-style="italic" officeooo:rsid="39b6acf9" style:font-style-asian="italic" style:font-style-complex="italic"/>
    </style:style>
    <style:style style:name="T12" style:family="text">
      <style:text-properties fo:font-style="italic" officeooo:rsid="3a036fa3" style:font-style-asian="italic" style:font-style-complex="italic"/>
    </style:style>
    <style:style style:name="T13" style:family="text">
      <style:text-properties fo:font-style="italic" officeooo:rsid="3a232a0f" style:font-style-asian="italic" style:font-style-complex="italic"/>
    </style:style>
    <style:style style:name="T14" style:family="text">
      <style:text-properties fo:font-style="italic" officeooo:rsid="3a279f3c" style:font-style-asian="italic" style:font-style-complex="italic"/>
    </style:style>
    <style:style style:name="T15" style:family="text">
      <style:text-properties fo:font-style="italic" officeooo:rsid="3a445edc" style:font-style-asian="italic" style:font-style-complex="italic"/>
    </style:style>
    <style:style style:name="T16" style:family="text">
      <style:text-properties fo:font-style="italic" officeooo:rsid="3a628a69" style:font-style-asian="italic" style:font-style-complex="italic"/>
    </style:style>
    <style:style style:name="T17" style:family="text">
      <style:text-properties fo:font-style="italic" officeooo:rsid="3a628f74" style:font-style-asian="italic" style:font-style-complex="italic"/>
    </style:style>
    <style:style style:name="T18" style:family="text">
      <style:text-properties fo:font-style="italic" officeooo:rsid="3a693caf" style:font-style-asian="italic" style:font-style-complex="italic"/>
    </style:style>
    <style:style style:name="T19" style:family="text">
      <style:text-properties fo:font-style="italic" officeooo:rsid="3a76b26c" style:font-style-asian="italic" style:font-style-complex="italic"/>
    </style:style>
    <style:style style:name="T20" style:family="text">
      <style:text-properties fo:font-style="italic" officeooo:rsid="3a7951e8" style:font-style-asian="italic" style:font-style-complex="italic"/>
    </style:style>
    <style:style style:name="T21" style:family="text">
      <style:text-properties fo:font-style="italic" officeooo:rsid="3a806374" style:font-style-asian="italic" style:font-style-complex="italic"/>
    </style:style>
    <style:style style:name="T22" style:family="text">
      <style:text-properties fo:font-style="italic" officeooo:rsid="3a98ddbe" style:font-style-asian="italic" style:font-style-complex="italic"/>
    </style:style>
    <style:style style:name="T23" style:family="text">
      <style:text-properties fo:font-style="italic" officeooo:rsid="3aaa0d28" style:font-style-asian="italic" style:font-style-complex="italic"/>
    </style:style>
    <style:style style:name="T24" style:family="text">
      <style:text-properties fo:font-style="italic" officeooo:rsid="3ab6944c" style:font-style-asian="italic" style:font-style-complex="italic"/>
    </style:style>
    <style:style style:name="T25" style:family="text">
      <style:text-properties fo:font-style="italic" officeooo:rsid="3acd6c5c" style:font-style-asian="italic" style:font-style-complex="italic"/>
    </style:style>
    <style:style style:name="T26" style:family="text">
      <style:text-properties fo:font-style="italic" officeooo:rsid="3aff4084" style:font-style-asian="italic" style:font-style-complex="italic"/>
    </style:style>
    <style:style style:name="T27" style:family="text">
      <style:text-properties fo:font-style="italic" officeooo:rsid="3b65820d" style:font-style-asian="italic" style:font-style-complex="italic"/>
    </style:style>
    <style:style style:name="T28" style:family="text">
      <style:text-properties fo:font-style="italic" officeooo:rsid="3b7fa2f7" style:font-style-asian="italic" style:font-style-complex="italic"/>
    </style:style>
    <style:style style:name="T29" style:family="text">
      <style:text-properties fo:font-style="italic" officeooo:rsid="3b93ed9f" style:font-style-asian="italic" style:font-style-complex="italic"/>
    </style:style>
    <style:style style:name="T30" style:family="text">
      <style:text-properties fo:font-style="italic" officeooo:rsid="3bac74bd" style:font-style-asian="italic" style:font-style-complex="italic"/>
    </style:style>
    <style:style style:name="T31" style:family="text">
      <style:text-properties fo:font-style="italic" officeooo:rsid="3bacfbaa" style:font-style-asian="italic" style:font-style-complex="italic"/>
    </style:style>
    <style:style style:name="T32" style:family="text">
      <style:text-properties fo:font-style="italic" officeooo:rsid="3bb09dbb" style:font-style-asian="italic" style:font-style-complex="italic"/>
    </style:style>
    <style:style style:name="T33" style:family="text">
      <style:text-properties fo:font-style="italic" officeooo:rsid="3c0b2cc2" style:font-style-asian="italic" style:font-style-complex="italic"/>
    </style:style>
    <style:style style:name="T34" style:family="text">
      <style:text-properties fo:font-style="italic" officeooo:rsid="3c19b556" style:font-style-asian="italic" style:font-style-complex="italic"/>
    </style:style>
    <style:style style:name="T35" style:family="text">
      <style:text-properties fo:font-style="italic" officeooo:rsid="3c4ed2bc" style:font-style-asian="italic" style:font-style-complex="italic"/>
    </style:style>
    <style:style style:name="T36" style:family="text">
      <style:text-properties fo:font-style="italic" officeooo:rsid="3c5968eb" style:font-style-asian="italic" style:font-style-complex="italic"/>
    </style:style>
    <style:style style:name="T37" style:family="text">
      <style:text-properties fo:font-style="italic" officeooo:rsid="3c715a22" style:font-style-asian="italic" style:font-style-complex="italic"/>
    </style:style>
    <style:style style:name="T38" style:family="text">
      <style:text-properties fo:font-style="italic" officeooo:rsid="3c85b222" style:font-style-asian="italic" style:font-style-complex="italic"/>
    </style:style>
    <style:style style:name="T39" style:family="text">
      <style:text-properties fo:font-style="italic" officeooo:rsid="3cd6a508" style:font-style-asian="italic" style:font-style-complex="italic"/>
    </style:style>
    <style:style style:name="T40" style:family="text">
      <style:text-properties fo:font-style="italic" officeooo:rsid="3cdefbbf" style:font-style-asian="italic" style:font-style-complex="italic"/>
    </style:style>
    <style:style style:name="T41" style:family="text">
      <style:text-properties fo:font-style="italic" officeooo:rsid="3cece4c8" style:font-style-asian="italic" style:font-style-complex="italic"/>
    </style:style>
    <style:style style:name="T42" style:family="text">
      <style:text-properties fo:font-style="italic" officeooo:rsid="3d3e5352" style:font-style-asian="italic" style:font-style-complex="italic"/>
    </style:style>
    <style:style style:name="T43" style:family="text">
      <style:text-properties fo:font-style="italic" officeooo:rsid="3d5c78bc" style:font-style-asian="italic" style:font-style-complex="italic"/>
    </style:style>
    <style:style style:name="T44" style:family="text">
      <style:text-properties fo:font-style="italic" officeooo:rsid="3dde4bb0" style:font-style-asian="italic" style:font-style-complex="italic"/>
    </style:style>
    <style:style style:name="T45" style:family="text">
      <style:text-properties fo:font-style="italic" officeooo:rsid="3e04665c" style:font-style-asian="italic" style:font-style-complex="italic"/>
    </style:style>
    <style:style style:name="T46" style:family="text">
      <style:text-properties fo:font-style="italic" officeooo:rsid="3e16a25b" style:font-style-asian="italic" style:font-style-complex="italic"/>
    </style:style>
    <style:style style:name="T47" style:family="text">
      <style:text-properties fo:font-style="italic" officeooo:rsid="3e18fb26" style:font-style-asian="italic" style:font-style-complex="italic"/>
    </style:style>
    <style:style style:name="T48" style:family="text">
      <style:text-properties fo:font-style="italic" officeooo:rsid="3e4c6b68" style:font-style-asian="italic" style:font-style-complex="italic"/>
    </style:style>
    <style:style style:name="T49" style:family="text">
      <style:text-properties fo:font-style="italic" officeooo:rsid="3e634d91" style:font-style-asian="italic" style:font-style-complex="italic"/>
    </style:style>
    <style:style style:name="T50" style:family="text">
      <style:text-properties fo:font-style="italic" officeooo:rsid="3eb71f73" style:font-style-asian="italic" style:font-style-complex="italic"/>
    </style:style>
    <style:style style:name="T51" style:family="text">
      <style:text-properties fo:font-style="italic" officeooo:rsid="3ed2e971" style:font-style-asian="italic" style:font-style-complex="italic"/>
    </style:style>
    <style:style style:name="T52" style:family="text">
      <style:text-properties fo:font-style="italic" officeooo:rsid="3ed38965" style:font-style-asian="italic" style:font-style-complex="italic"/>
    </style:style>
    <style:style style:name="T53" style:family="text">
      <style:text-properties fo:font-style="italic" officeooo:rsid="3ee643e5" style:font-style-asian="italic" style:font-style-complex="italic"/>
    </style:style>
    <style:style style:name="T54" style:family="text">
      <style:text-properties fo:font-style="italic" officeooo:rsid="3f062ac2" style:font-style-asian="italic" style:font-style-complex="italic"/>
    </style:style>
    <style:style style:name="T55" style:family="text">
      <style:text-properties fo:font-style="italic" officeooo:rsid="3f1792c6" style:font-style-asian="italic" style:font-style-complex="italic"/>
    </style:style>
    <style:style style:name="T56" style:family="text">
      <style:text-properties fo:font-style="italic" officeooo:rsid="3f36441a" style:font-style-asian="italic" style:font-style-complex="italic"/>
    </style:style>
    <style:style style:name="T57" style:family="text">
      <style:text-properties fo:font-style="italic" officeooo:rsid="3f5e0d4b" style:font-style-asian="italic" style:font-style-complex="italic"/>
    </style:style>
    <style:style style:name="T58" style:family="text">
      <style:text-properties fo:font-style="italic" officeooo:rsid="3f6f05bb" style:font-style-asian="italic" style:font-style-complex="italic"/>
    </style:style>
    <style:style style:name="T59" style:family="text">
      <style:text-properties fo:font-style="italic" officeooo:rsid="3f73a9d8" style:font-style-asian="italic" style:font-style-complex="italic"/>
    </style:style>
    <style:style style:name="T60" style:family="text">
      <style:text-properties fo:font-style="italic" officeooo:rsid="3fa38191" style:font-style-asian="italic" style:font-style-complex="italic"/>
    </style:style>
    <style:style style:name="T61" style:family="text">
      <style:text-properties fo:font-style="italic" style:text-underline-style="none" officeooo:rsid="3c9dc42e" style:font-style-asian="italic" style:font-style-complex="italic"/>
    </style:style>
    <style:style style:name="T62" style:family="text">
      <style:text-properties fo:font-style="normal" style:font-style-asian="normal" style:font-style-complex="normal"/>
    </style:style>
    <style:style style:name="T63" style:family="text">
      <style:text-properties fo:font-variant="small-caps"/>
    </style:style>
    <style:style style:name="T64" style:family="text">
      <style:text-properties fo:font-variant="small-caps" fo:font-style="italic" style:font-style-asian="italic" style:font-style-complex="italic"/>
    </style:style>
    <style:style style:name="T65" style:family="text">
      <style:text-properties style:text-underline-style="none"/>
    </style:style>
    <style:style style:name="T66" style:family="text">
      <style:text-properties style:text-underline-style="none" officeooo:rsid="3c9d003b"/>
    </style:style>
    <style:style style:name="T67" style:family="text">
      <style:text-properties style:text-underline-style="none" officeooo:rsid="3c9dc42e"/>
    </style:style>
    <style:style style:name="T68" style:family="text">
      <style:text-properties style:text-underline-style="none" officeooo:rsid="3c9e0e3f"/>
    </style:style>
    <style:style style:name="T69" style:family="text">
      <style:text-properties style:text-underline-style="none" officeooo:rsid="3c9f62c3"/>
    </style:style>
    <style:style style:name="T70" style:family="text">
      <style:text-properties officeooo:rsid="0019f43d"/>
    </style:style>
    <style:style style:name="T71" style:family="text">
      <style:text-properties officeooo:rsid="1327ae62"/>
    </style:style>
    <style:style style:name="T72" style:family="text">
      <style:text-properties style:text-line-through-style="none" style:text-line-through-type="none"/>
    </style:style>
    <style:style style:name="T73" style:family="text">
      <style:text-properties style:text-line-through-style="none" style:text-line-through-type="none" fo:font-style="italic" officeooo:rsid="39606191" style:font-style-asian="italic" style:font-style-complex="italic"/>
    </style:style>
    <style:style style:name="T74" style:family="text">
      <style:text-properties style:text-line-through-style="none" style:text-line-through-type="none" fo:font-style="italic" officeooo:rsid="396b29f0" style:font-style-asian="italic" style:font-style-complex="italic"/>
    </style:style>
    <style:style style:name="T75" style:family="text">
      <style:text-properties style:text-line-through-style="none" style:text-line-through-type="none" officeooo:rsid="0019f43d"/>
    </style:style>
    <style:style style:name="T76" style:family="text">
      <style:text-properties style:text-line-through-style="none" style:text-line-through-type="none" officeooo:rsid="38da85c3"/>
    </style:style>
    <style:style style:name="T77" style:family="text">
      <style:text-properties style:text-line-through-style="none" style:text-line-through-type="none" officeooo:rsid="39058dbf"/>
    </style:style>
    <style:style style:name="T78" style:family="text">
      <style:text-properties style:text-line-through-style="none" style:text-line-through-type="none" officeooo:rsid="3905e592"/>
    </style:style>
    <style:style style:name="T79" style:family="text">
      <style:text-properties style:text-line-through-style="none" style:text-line-through-type="none" officeooo:rsid="39066ea9"/>
    </style:style>
    <style:style style:name="T80" style:family="text">
      <style:text-properties style:text-line-through-style="none" style:text-line-through-type="none" officeooo:rsid="390846bc"/>
    </style:style>
    <style:style style:name="T81" style:family="text">
      <style:text-properties style:text-line-through-style="none" style:text-line-through-type="none" officeooo:rsid="39094a47"/>
    </style:style>
    <style:style style:name="T82" style:family="text">
      <style:text-properties style:text-line-through-style="none" style:text-line-through-type="none" officeooo:rsid="390a6e25"/>
    </style:style>
    <style:style style:name="T83" style:family="text">
      <style:text-properties style:text-line-through-style="none" style:text-line-through-type="none" officeooo:rsid="390b6067"/>
    </style:style>
    <style:style style:name="T84" style:family="text">
      <style:text-properties style:text-line-through-style="none" style:text-line-through-type="none" officeooo:rsid="390cbc71"/>
    </style:style>
    <style:style style:name="T85" style:family="text">
      <style:text-properties style:text-line-through-style="none" style:text-line-through-type="none" officeooo:rsid="390d0a1e"/>
    </style:style>
    <style:style style:name="T86" style:family="text">
      <style:text-properties style:text-line-through-style="none" style:text-line-through-type="none" officeooo:rsid="390e2117"/>
    </style:style>
    <style:style style:name="T87" style:family="text">
      <style:text-properties style:text-line-through-style="none" style:text-line-through-type="none" officeooo:rsid="390ea981"/>
    </style:style>
    <style:style style:name="T88" style:family="text">
      <style:text-properties style:text-line-through-style="none" style:text-line-through-type="none" officeooo:rsid="39106634"/>
    </style:style>
    <style:style style:name="T89" style:family="text">
      <style:text-properties style:text-line-through-style="none" style:text-line-through-type="none" officeooo:rsid="39121339"/>
    </style:style>
    <style:style style:name="T90" style:family="text">
      <style:text-properties style:text-line-through-style="none" style:text-line-through-type="none" officeooo:rsid="39133677"/>
    </style:style>
    <style:style style:name="T91" style:family="text">
      <style:text-properties style:text-line-through-style="none" style:text-line-through-type="none" officeooo:rsid="39150a27"/>
    </style:style>
    <style:style style:name="T92" style:family="text">
      <style:text-properties style:text-line-through-style="none" style:text-line-through-type="none" officeooo:rsid="39162cea"/>
    </style:style>
    <style:style style:name="T93" style:family="text">
      <style:text-properties style:text-line-through-style="none" style:text-line-through-type="none" officeooo:rsid="3917549c"/>
    </style:style>
    <style:style style:name="T94" style:family="text">
      <style:text-properties style:text-line-through-style="none" style:text-line-through-type="none" officeooo:rsid="39191e27"/>
    </style:style>
    <style:style style:name="T95" style:family="text">
      <style:text-properties style:text-line-through-style="none" style:text-line-through-type="none" officeooo:rsid="391abd49"/>
    </style:style>
    <style:style style:name="T96" style:family="text">
      <style:text-properties style:text-line-through-style="none" style:text-line-through-type="none" officeooo:rsid="391ba60f"/>
    </style:style>
    <style:style style:name="T97" style:family="text">
      <style:text-properties style:text-line-through-style="none" style:text-line-through-type="none" officeooo:rsid="391d0300"/>
    </style:style>
    <style:style style:name="T98" style:family="text">
      <style:text-properties style:text-line-through-style="none" style:text-line-through-type="none" officeooo:rsid="391e3cd1"/>
    </style:style>
    <style:style style:name="T99" style:family="text">
      <style:text-properties style:text-line-through-style="none" style:text-line-through-type="none" officeooo:rsid="391f515f"/>
    </style:style>
    <style:style style:name="T100" style:family="text">
      <style:text-properties style:text-line-through-style="none" style:text-line-through-type="none" officeooo:rsid="391f8b34"/>
    </style:style>
    <style:style style:name="T101" style:family="text">
      <style:text-properties style:text-line-through-style="none" style:text-line-through-type="none" officeooo:rsid="3920f449"/>
    </style:style>
    <style:style style:name="T102" style:family="text">
      <style:text-properties style:text-line-through-style="none" style:text-line-through-type="none" officeooo:rsid="3921257f"/>
    </style:style>
    <style:style style:name="T103" style:family="text">
      <style:text-properties style:text-line-through-style="none" style:text-line-through-type="none" officeooo:rsid="3922b787"/>
    </style:style>
    <style:style style:name="T104" style:family="text">
      <style:text-properties style:text-line-through-style="none" style:text-line-through-type="none" officeooo:rsid="392327f7"/>
    </style:style>
    <style:style style:name="T105" style:family="text">
      <style:text-properties style:text-line-through-style="none" style:text-line-through-type="none" officeooo:rsid="392523fb"/>
    </style:style>
    <style:style style:name="T106" style:family="text">
      <style:text-properties style:text-line-through-style="none" style:text-line-through-type="none" officeooo:rsid="39254f6c"/>
    </style:style>
    <style:style style:name="T107" style:family="text">
      <style:text-properties style:text-line-through-style="none" style:text-line-through-type="none" officeooo:rsid="39260585"/>
    </style:style>
    <style:style style:name="T108" style:family="text">
      <style:text-properties style:text-line-through-style="none" style:text-line-through-type="none" officeooo:rsid="3926b18a"/>
    </style:style>
    <style:style style:name="T109" style:family="text">
      <style:text-properties style:text-line-through-style="none" style:text-line-through-type="none" officeooo:rsid="39289813"/>
    </style:style>
    <style:style style:name="T110" style:family="text">
      <style:text-properties style:text-line-through-style="none" style:text-line-through-type="none" officeooo:rsid="39299575"/>
    </style:style>
    <style:style style:name="T111" style:family="text">
      <style:text-properties style:text-line-through-style="none" style:text-line-through-type="none" officeooo:rsid="3929eed7"/>
    </style:style>
    <style:style style:name="T112" style:family="text">
      <style:text-properties style:text-line-through-style="none" style:text-line-through-type="none" officeooo:rsid="392ae17c"/>
    </style:style>
    <style:style style:name="T113" style:family="text">
      <style:text-properties style:text-line-through-style="none" style:text-line-through-type="none" officeooo:rsid="392be7a1"/>
    </style:style>
    <style:style style:name="T114" style:family="text">
      <style:text-properties style:text-line-through-style="none" style:text-line-through-type="none" officeooo:rsid="392ddc21"/>
    </style:style>
    <style:style style:name="T115" style:family="text">
      <style:text-properties style:text-line-through-style="none" style:text-line-through-type="none" officeooo:rsid="392de8b5"/>
    </style:style>
    <style:style style:name="T116" style:family="text">
      <style:text-properties style:text-line-through-style="none" style:text-line-through-type="none" officeooo:rsid="392f902e"/>
    </style:style>
    <style:style style:name="T117" style:family="text">
      <style:text-properties style:text-line-through-style="none" style:text-line-through-type="none" officeooo:rsid="39303467"/>
    </style:style>
    <style:style style:name="T118" style:family="text">
      <style:text-properties style:text-line-through-style="none" style:text-line-through-type="none" officeooo:rsid="3931d79c"/>
    </style:style>
    <style:style style:name="T119" style:family="text">
      <style:text-properties style:text-line-through-style="none" style:text-line-through-type="none" officeooo:rsid="3932930e"/>
    </style:style>
    <style:style style:name="T120" style:family="text">
      <style:text-properties style:text-line-through-style="none" style:text-line-through-type="none" officeooo:rsid="3934e742"/>
    </style:style>
    <style:style style:name="T121" style:family="text">
      <style:text-properties style:text-line-through-style="none" style:text-line-through-type="none" officeooo:rsid="39360a43"/>
    </style:style>
    <style:style style:name="T122" style:family="text">
      <style:text-properties style:text-line-through-style="none" style:text-line-through-type="none" officeooo:rsid="39374a3a"/>
    </style:style>
    <style:style style:name="T123" style:family="text">
      <style:text-properties style:text-line-through-style="none" style:text-line-through-type="none" officeooo:rsid="3938946f"/>
    </style:style>
    <style:style style:name="T124" style:family="text">
      <style:text-properties style:text-line-through-style="none" style:text-line-through-type="none" officeooo:rsid="3938b1bb"/>
    </style:style>
    <style:style style:name="T125" style:family="text">
      <style:text-properties style:text-line-through-style="none" style:text-line-through-type="none" officeooo:rsid="393a9294"/>
    </style:style>
    <style:style style:name="T126" style:family="text">
      <style:text-properties style:text-line-through-style="none" style:text-line-through-type="none" officeooo:rsid="393a9e1f"/>
    </style:style>
    <style:style style:name="T127" style:family="text">
      <style:text-properties style:text-line-through-style="none" style:text-line-through-type="none" officeooo:rsid="393c4b2d"/>
    </style:style>
    <style:style style:name="T128" style:family="text">
      <style:text-properties style:text-line-through-style="none" style:text-line-through-type="none" officeooo:rsid="393e3dc4"/>
    </style:style>
    <style:style style:name="T129" style:family="text">
      <style:text-properties style:text-line-through-style="none" style:text-line-through-type="none" officeooo:rsid="393eba4a"/>
    </style:style>
    <style:style style:name="T130" style:family="text">
      <style:text-properties style:text-line-through-style="none" style:text-line-through-type="none" officeooo:rsid="393f3d55"/>
    </style:style>
    <style:style style:name="T131" style:family="text">
      <style:text-properties style:text-line-through-style="none" style:text-line-through-type="none" officeooo:rsid="393fd04f"/>
    </style:style>
    <style:style style:name="T132" style:family="text">
      <style:text-properties style:text-line-through-style="none" style:text-line-through-type="none" officeooo:rsid="3941b690"/>
    </style:style>
    <style:style style:name="T133" style:family="text">
      <style:text-properties style:text-line-through-style="none" style:text-line-through-type="none" officeooo:rsid="39423d20"/>
    </style:style>
    <style:style style:name="T134" style:family="text">
      <style:text-properties style:text-line-through-style="none" style:text-line-through-type="none" officeooo:rsid="3942d751"/>
    </style:style>
    <style:style style:name="T135" style:family="text">
      <style:text-properties style:text-line-through-style="none" style:text-line-through-type="none" officeooo:rsid="39449ae3"/>
    </style:style>
    <style:style style:name="T136" style:family="text">
      <style:text-properties style:text-line-through-style="none" style:text-line-through-type="none" officeooo:rsid="3945a9c8"/>
    </style:style>
    <style:style style:name="T137" style:family="text">
      <style:text-properties style:text-line-through-style="none" style:text-line-through-type="none" officeooo:rsid="3948d65c"/>
    </style:style>
    <style:style style:name="T138" style:family="text">
      <style:text-properties style:text-line-through-style="none" style:text-line-through-type="none" officeooo:rsid="3949fc4d"/>
    </style:style>
    <style:style style:name="T139" style:family="text">
      <style:text-properties style:text-line-through-style="none" style:text-line-through-type="none" officeooo:rsid="394a132c"/>
    </style:style>
    <style:style style:name="T140" style:family="text">
      <style:text-properties style:text-line-through-style="none" style:text-line-through-type="none" officeooo:rsid="394c0f61"/>
    </style:style>
    <style:style style:name="T141" style:family="text">
      <style:text-properties style:text-line-through-style="none" style:text-line-through-type="none" officeooo:rsid="394cf033"/>
    </style:style>
    <style:style style:name="T142" style:family="text">
      <style:text-properties style:text-line-through-style="none" style:text-line-through-type="none" officeooo:rsid="394d91c2"/>
    </style:style>
    <style:style style:name="T143" style:family="text">
      <style:text-properties style:text-line-through-style="none" style:text-line-through-type="none" officeooo:rsid="394dc23c"/>
    </style:style>
    <style:style style:name="T144" style:family="text">
      <style:text-properties style:text-line-through-style="none" style:text-line-through-type="none" officeooo:rsid="394e3ecb"/>
    </style:style>
    <style:style style:name="T145" style:family="text">
      <style:text-properties style:text-line-through-style="none" style:text-line-through-type="none" officeooo:rsid="395034df"/>
    </style:style>
    <style:style style:name="T146" style:family="text">
      <style:text-properties style:text-line-through-style="none" style:text-line-through-type="none" officeooo:rsid="3950f0a3"/>
    </style:style>
    <style:style style:name="T147" style:family="text">
      <style:text-properties style:text-line-through-style="none" style:text-line-through-type="none" officeooo:rsid="39522eaf"/>
    </style:style>
    <style:style style:name="T148" style:family="text">
      <style:text-properties style:text-line-through-style="none" style:text-line-through-type="none" officeooo:rsid="39541ae2"/>
    </style:style>
    <style:style style:name="T149" style:family="text">
      <style:text-properties style:text-line-through-style="none" style:text-line-through-type="none" officeooo:rsid="3955907e"/>
    </style:style>
    <style:style style:name="T150" style:family="text">
      <style:text-properties style:text-line-through-style="none" style:text-line-through-type="none" officeooo:rsid="3956774c"/>
    </style:style>
    <style:style style:name="T151" style:family="text">
      <style:text-properties style:text-line-through-style="none" style:text-line-through-type="none" officeooo:rsid="395872cf"/>
    </style:style>
    <style:style style:name="T152" style:family="text">
      <style:text-properties style:text-line-through-style="none" style:text-line-through-type="none" officeooo:rsid="395985d8"/>
    </style:style>
    <style:style style:name="T153" style:family="text">
      <style:text-properties style:text-line-through-style="none" style:text-line-through-type="none" officeooo:rsid="395b399b"/>
    </style:style>
    <style:style style:name="T154" style:family="text">
      <style:text-properties style:text-line-through-style="none" style:text-line-through-type="none" officeooo:rsid="395d2953"/>
    </style:style>
    <style:style style:name="T155" style:family="text">
      <style:text-properties style:text-line-through-style="none" style:text-line-through-type="none" officeooo:rsid="395dd94b"/>
    </style:style>
    <style:style style:name="T156" style:family="text">
      <style:text-properties style:text-line-through-style="none" style:text-line-through-type="none" officeooo:rsid="395fc8ac"/>
    </style:style>
    <style:style style:name="T157" style:family="text">
      <style:text-properties style:text-line-through-style="none" style:text-line-through-type="none" officeooo:rsid="39606191"/>
    </style:style>
    <style:style style:name="T158" style:family="text">
      <style:text-properties style:text-line-through-style="none" style:text-line-through-type="none" officeooo:rsid="396198f5"/>
    </style:style>
    <style:style style:name="T159" style:family="text">
      <style:text-properties style:text-line-through-style="none" style:text-line-through-type="none" officeooo:rsid="3962a0e7"/>
    </style:style>
    <style:style style:name="T160" style:family="text">
      <style:text-properties style:text-line-through-style="none" style:text-line-through-type="none" officeooo:rsid="39634830"/>
    </style:style>
    <style:style style:name="T161" style:family="text">
      <style:text-properties style:text-line-through-style="none" style:text-line-through-type="none" officeooo:rsid="39638e51"/>
    </style:style>
    <style:style style:name="T162" style:family="text">
      <style:text-properties style:text-line-through-style="none" style:text-line-through-type="none" officeooo:rsid="3964c6cc"/>
    </style:style>
    <style:style style:name="T163" style:family="text">
      <style:text-properties style:text-line-through-style="none" style:text-line-through-type="none" officeooo:rsid="3964db72"/>
    </style:style>
    <style:style style:name="T164" style:family="text">
      <style:text-properties style:text-line-through-style="none" style:text-line-through-type="none" officeooo:rsid="39664402"/>
    </style:style>
    <style:style style:name="T165" style:family="text">
      <style:text-properties style:text-line-through-style="none" style:text-line-through-type="none" officeooo:rsid="3967c559"/>
    </style:style>
    <style:style style:name="T166" style:family="text">
      <style:text-properties style:text-line-through-style="none" style:text-line-through-type="none" officeooo:rsid="3968f24b"/>
    </style:style>
    <style:style style:name="T167" style:family="text">
      <style:text-properties style:text-line-through-style="none" style:text-line-through-type="none" officeooo:rsid="396965a9"/>
    </style:style>
    <style:style style:name="T168" style:family="text">
      <style:text-properties style:text-line-through-style="none" style:text-line-through-type="none" officeooo:rsid="396b29f0"/>
    </style:style>
    <style:style style:name="T169" style:family="text">
      <style:text-properties officeooo:rsid="37e665db"/>
    </style:style>
    <style:style style:name="T170" style:family="text">
      <style:text-properties officeooo:rsid="3817132b"/>
    </style:style>
    <style:style style:name="T171" style:family="text">
      <style:text-properties officeooo:rsid="3819d507"/>
    </style:style>
    <style:style style:name="T172" style:family="text">
      <style:text-properties officeooo:rsid="3823c3ce"/>
    </style:style>
    <style:style style:name="T173" style:family="text">
      <style:text-properties officeooo:rsid="3839311e"/>
    </style:style>
    <style:style style:name="T174" style:family="text">
      <style:text-properties officeooo:rsid="3851578b"/>
    </style:style>
    <style:style style:name="T175" style:family="text">
      <style:text-properties officeooo:rsid="386071e4"/>
    </style:style>
    <style:style style:name="T176" style:family="text">
      <style:text-properties officeooo:rsid="38776be4"/>
    </style:style>
    <style:style style:name="T177" style:family="text">
      <style:text-properties officeooo:rsid="387e4148"/>
    </style:style>
    <style:style style:name="T178" style:family="text">
      <style:text-properties officeooo:rsid="38851be1"/>
    </style:style>
    <style:style style:name="T179" style:family="text">
      <style:text-properties officeooo:rsid="38941b20"/>
    </style:style>
    <style:style style:name="T180" style:family="text">
      <style:text-properties officeooo:rsid="38a28049"/>
    </style:style>
    <style:style style:name="T181" style:family="text">
      <style:text-properties officeooo:rsid="38a74a06"/>
    </style:style>
    <style:style style:name="T182" style:family="text">
      <style:text-properties officeooo:rsid="38aae7a2"/>
    </style:style>
    <style:style style:name="T183" style:family="text">
      <style:text-properties officeooo:rsid="38af1df6"/>
    </style:style>
    <style:style style:name="T184" style:family="text">
      <style:text-properties officeooo:rsid="38da85c3"/>
    </style:style>
    <style:style style:name="T185" style:family="text">
      <style:text-properties officeooo:rsid="396f17aa"/>
    </style:style>
    <style:style style:name="T186" style:family="text">
      <style:text-properties officeooo:rsid="399d948e"/>
    </style:style>
    <style:style style:name="T187" style:family="text">
      <style:text-properties officeooo:rsid="399fcf43"/>
    </style:style>
    <style:style style:name="T188" style:family="text">
      <style:text-properties officeooo:rsid="39a26e15"/>
    </style:style>
    <style:style style:name="T189" style:family="text">
      <style:text-properties officeooo:rsid="39a98079"/>
    </style:style>
    <style:style style:name="T190" style:family="text">
      <style:text-properties officeooo:rsid="39abde63"/>
    </style:style>
    <style:style style:name="T191" style:family="text">
      <style:text-properties officeooo:rsid="39acdb24"/>
    </style:style>
    <style:style style:name="T192" style:family="text">
      <style:text-properties officeooo:rsid="39b6acf9"/>
    </style:style>
    <style:style style:name="T193" style:family="text">
      <style:text-properties officeooo:rsid="39be2e29"/>
    </style:style>
    <style:style style:name="T194" style:family="text">
      <style:text-properties officeooo:rsid="39bfa3ff"/>
    </style:style>
    <style:style style:name="T195" style:family="text">
      <style:text-properties officeooo:rsid="39d5663a"/>
    </style:style>
    <style:style style:name="T196" style:family="text">
      <style:text-properties officeooo:rsid="39d7a3b2"/>
    </style:style>
    <style:style style:name="T197" style:family="text">
      <style:text-properties officeooo:rsid="39df5455"/>
    </style:style>
    <style:style style:name="T198" style:family="text">
      <style:text-properties officeooo:rsid="39e1fdba"/>
    </style:style>
    <style:style style:name="T199" style:family="text">
      <style:text-properties officeooo:rsid="39f33e1c"/>
    </style:style>
    <style:style style:name="T200" style:family="text">
      <style:text-properties officeooo:rsid="3a036fa3"/>
    </style:style>
    <style:style style:name="T201" style:family="text">
      <style:text-properties officeooo:rsid="3a0caa52"/>
    </style:style>
    <style:style style:name="T202" style:family="text">
      <style:text-properties officeooo:rsid="3a0f0553"/>
    </style:style>
    <style:style style:name="T203" style:family="text">
      <style:text-properties officeooo:rsid="3a13637d"/>
    </style:style>
    <style:style style:name="T204" style:family="text">
      <style:text-properties officeooo:rsid="3a13bc8f"/>
    </style:style>
    <style:style style:name="T205" style:family="text">
      <style:text-properties officeooo:rsid="3a187711"/>
    </style:style>
    <style:style style:name="T206" style:family="text">
      <style:text-properties officeooo:rsid="3a1b53a9"/>
    </style:style>
    <style:style style:name="T207" style:family="text">
      <style:text-properties officeooo:rsid="3a232a0f"/>
    </style:style>
    <style:style style:name="T208" style:family="text">
      <style:text-properties officeooo:rsid="3a24780a"/>
    </style:style>
    <style:style style:name="T209" style:family="text">
      <style:text-properties officeooo:rsid="3a262f77"/>
    </style:style>
    <style:style style:name="T210" style:family="text">
      <style:text-properties officeooo:rsid="3a279f3c"/>
    </style:style>
    <style:style style:name="T211" style:family="text">
      <style:text-properties officeooo:rsid="3a2a2e1d"/>
    </style:style>
    <style:style style:name="T212" style:family="text">
      <style:text-properties officeooo:rsid="3a2a8cfa"/>
    </style:style>
    <style:style style:name="T213" style:family="text">
      <style:text-properties officeooo:rsid="3a2f394d"/>
    </style:style>
    <style:style style:name="T214" style:family="text">
      <style:text-properties officeooo:rsid="3a309ac4"/>
    </style:style>
    <style:style style:name="T215" style:family="text">
      <style:text-properties officeooo:rsid="3a319db0"/>
    </style:style>
    <style:style style:name="T216" style:family="text">
      <style:text-properties officeooo:rsid="3a34b21d"/>
    </style:style>
    <style:style style:name="T217" style:family="text">
      <style:text-properties officeooo:rsid="3a373912"/>
    </style:style>
    <style:style style:name="T218" style:family="text">
      <style:text-properties officeooo:rsid="3a398c21"/>
    </style:style>
    <style:style style:name="T219" style:family="text">
      <style:text-properties officeooo:rsid="3a445edc"/>
    </style:style>
    <style:style style:name="T220" style:family="text">
      <style:text-properties officeooo:rsid="3a46678d"/>
    </style:style>
    <style:style style:name="T221" style:family="text">
      <style:text-properties officeooo:rsid="3a46857f"/>
    </style:style>
    <style:style style:name="T222" style:family="text">
      <style:text-properties officeooo:rsid="3a47e741"/>
    </style:style>
    <style:style style:name="T223" style:family="text">
      <style:text-properties officeooo:rsid="3a47efcd"/>
    </style:style>
    <style:style style:name="T224" style:family="text">
      <style:text-properties officeooo:rsid="3a4911a5"/>
    </style:style>
    <style:style style:name="T225" style:family="text">
      <style:text-properties officeooo:rsid="3a4afffe"/>
    </style:style>
    <style:style style:name="T226" style:family="text">
      <style:text-properties officeooo:rsid="3a628a69"/>
    </style:style>
    <style:style style:name="T227" style:family="text">
      <style:text-properties officeooo:rsid="3a693caf"/>
    </style:style>
    <style:style style:name="T228" style:family="text">
      <style:text-properties officeooo:rsid="3a6b9387"/>
    </style:style>
    <style:style style:name="T229" style:family="text">
      <style:text-properties officeooo:rsid="3a6e82ee"/>
    </style:style>
    <style:style style:name="T230" style:family="text">
      <style:text-properties officeooo:rsid="3a6f8e5a"/>
    </style:style>
    <style:style style:name="T231" style:family="text">
      <style:text-properties officeooo:rsid="3a712e02"/>
    </style:style>
    <style:style style:name="T232" style:family="text">
      <style:text-properties officeooo:rsid="3a73298b"/>
    </style:style>
    <style:style style:name="T233" style:family="text">
      <style:text-properties officeooo:rsid="3a76b26c"/>
    </style:style>
    <style:style style:name="T234" style:family="text">
      <style:text-properties officeooo:rsid="3a7951e8"/>
    </style:style>
    <style:style style:name="T235" style:family="text">
      <style:text-properties officeooo:rsid="3a7d32ee"/>
    </style:style>
    <style:style style:name="T236" style:family="text">
      <style:text-properties officeooo:rsid="3a7fc10c"/>
    </style:style>
    <style:style style:name="T237" style:family="text">
      <style:text-properties officeooo:rsid="3a806374"/>
    </style:style>
    <style:style style:name="T238" style:family="text">
      <style:text-properties officeooo:rsid="3a98ddbe"/>
    </style:style>
    <style:style style:name="T239" style:family="text">
      <style:text-properties officeooo:rsid="3aa0b1d6"/>
    </style:style>
    <style:style style:name="T240" style:family="text">
      <style:text-properties officeooo:rsid="3aa9dc7d"/>
    </style:style>
    <style:style style:name="T241" style:family="text">
      <style:text-properties officeooo:rsid="3aaa0d28"/>
    </style:style>
    <style:style style:name="T242" style:family="text">
      <style:text-properties officeooo:rsid="3ab6944c"/>
    </style:style>
    <style:style style:name="T243" style:family="text">
      <style:text-properties officeooo:rsid="3acd6c5c"/>
    </style:style>
    <style:style style:name="T244" style:family="text">
      <style:text-properties officeooo:rsid="3ad7ce5b"/>
    </style:style>
    <style:style style:name="T245" style:family="text">
      <style:text-properties officeooo:rsid="3ae024c8"/>
    </style:style>
    <style:style style:name="T246" style:family="text">
      <style:text-properties officeooo:rsid="3aebbcd1"/>
    </style:style>
    <style:style style:name="T247" style:family="text">
      <style:text-properties officeooo:rsid="3aee71a8"/>
    </style:style>
    <style:style style:name="T248" style:family="text">
      <style:text-properties officeooo:rsid="3afe9165"/>
    </style:style>
    <style:style style:name="T249" style:family="text">
      <style:text-properties officeooo:rsid="3aff4084"/>
    </style:style>
    <style:style style:name="T250" style:family="text">
      <style:text-properties officeooo:rsid="3b4ff5a7"/>
    </style:style>
    <style:style style:name="T251" style:family="text">
      <style:text-properties officeooo:rsid="3b5ea860"/>
    </style:style>
    <style:style style:name="T252" style:family="text">
      <style:text-properties officeooo:rsid="3b63f6de"/>
    </style:style>
    <style:style style:name="T253" style:family="text">
      <style:text-properties officeooo:rsid="3b65820d"/>
    </style:style>
    <style:style style:name="T254" style:family="text">
      <style:text-properties officeooo:rsid="3b733304"/>
    </style:style>
    <style:style style:name="T255" style:family="text">
      <style:text-properties officeooo:rsid="3b7516bf"/>
    </style:style>
    <style:style style:name="T256" style:family="text">
      <style:text-properties officeooo:rsid="3b7da46c"/>
    </style:style>
    <style:style style:name="T257" style:family="text">
      <style:text-properties officeooo:rsid="3b7fa2f7"/>
    </style:style>
    <style:style style:name="T258" style:family="text">
      <style:text-properties officeooo:rsid="3b93ed9f"/>
    </style:style>
    <style:style style:name="T259" style:family="text">
      <style:text-properties officeooo:rsid="3ba245ab"/>
    </style:style>
    <style:style style:name="T260" style:family="text">
      <style:text-properties officeooo:rsid="3ba46896"/>
    </style:style>
    <style:style style:name="T261" style:family="text">
      <style:text-properties officeooo:rsid="3ba9efab"/>
    </style:style>
    <style:style style:name="T262" style:family="text">
      <style:text-properties officeooo:rsid="3bac74bd"/>
    </style:style>
    <style:style style:name="T263" style:family="text">
      <style:text-properties officeooo:rsid="3bacfbaa"/>
    </style:style>
    <style:style style:name="T264" style:family="text">
      <style:text-properties officeooo:rsid="3bb09dbb"/>
    </style:style>
    <style:style style:name="T265" style:family="text">
      <style:text-properties officeooo:rsid="3bea0f6b"/>
    </style:style>
    <style:style style:name="T266" style:family="text">
      <style:text-properties officeooo:rsid="3bec06c4"/>
    </style:style>
    <style:style style:name="T267" style:family="text">
      <style:text-properties officeooo:rsid="3bf13138"/>
    </style:style>
    <style:style style:name="T268" style:family="text">
      <style:text-properties officeooo:rsid="3bf4675d"/>
    </style:style>
    <style:style style:name="T269" style:family="text">
      <style:text-properties officeooo:rsid="3bf861b7"/>
    </style:style>
    <style:style style:name="T270" style:family="text">
      <style:text-properties officeooo:rsid="3c0b2cc2"/>
    </style:style>
    <style:style style:name="T271" style:family="text">
      <style:text-properties officeooo:rsid="3c17c497"/>
    </style:style>
    <style:style style:name="T272" style:family="text">
      <style:text-properties officeooo:rsid="3c19b556"/>
    </style:style>
    <style:style style:name="T273" style:family="text">
      <style:text-properties officeooo:rsid="3c3cccb7"/>
    </style:style>
    <style:style style:name="T274" style:family="text">
      <style:text-properties officeooo:rsid="3c439652"/>
    </style:style>
    <style:style style:name="T275" style:family="text">
      <style:text-properties officeooo:rsid="3c4ed2bc"/>
    </style:style>
    <style:style style:name="T276" style:family="text">
      <style:text-properties officeooo:rsid="3c53ce45"/>
    </style:style>
    <style:style style:name="T277" style:family="text">
      <style:text-properties officeooo:rsid="3c54e3d8"/>
    </style:style>
    <style:style style:name="T278" style:family="text">
      <style:text-properties officeooo:rsid="3c5968eb"/>
    </style:style>
    <style:style style:name="T279" style:family="text">
      <style:text-properties officeooo:rsid="3c5d80fa"/>
    </style:style>
    <style:style style:name="T280" style:family="text">
      <style:text-properties officeooo:rsid="3c5f62d4"/>
    </style:style>
    <style:style style:name="T281" style:family="text">
      <style:text-properties officeooo:rsid="3c715a22"/>
    </style:style>
    <style:style style:name="T282" style:family="text">
      <style:text-properties officeooo:rsid="3c85b222"/>
    </style:style>
    <style:style style:name="T283" style:family="text">
      <style:text-properties officeooo:rsid="3ca31384"/>
    </style:style>
    <style:style style:name="T284" style:family="text">
      <style:text-properties officeooo:rsid="3cb20e1d"/>
    </style:style>
    <style:style style:name="T285" style:family="text">
      <style:text-properties officeooo:rsid="3cd24895"/>
    </style:style>
    <style:style style:name="T286" style:family="text">
      <style:text-properties officeooo:rsid="3cd6a508"/>
    </style:style>
    <style:style style:name="T287" style:family="text">
      <style:text-properties officeooo:rsid="3cdd4fd0"/>
    </style:style>
    <style:style style:name="T288" style:family="text">
      <style:text-properties officeooo:rsid="3cdefbbf"/>
    </style:style>
    <style:style style:name="T289" style:family="text">
      <style:text-properties officeooo:rsid="3cea64cc"/>
    </style:style>
    <style:style style:name="T290" style:family="text">
      <style:text-properties officeooo:rsid="3cece4c8"/>
    </style:style>
    <style:style style:name="T291" style:family="text">
      <style:text-properties officeooo:rsid="3d074b93"/>
    </style:style>
    <style:style style:name="T292" style:family="text">
      <style:text-properties officeooo:rsid="3d2f9d57"/>
    </style:style>
    <style:style style:name="T293" style:family="text">
      <style:text-properties officeooo:rsid="3d34fcb9"/>
    </style:style>
    <style:style style:name="T294" style:family="text">
      <style:text-properties officeooo:rsid="3d3e5352"/>
    </style:style>
    <style:style style:name="T295" style:family="text">
      <style:text-properties officeooo:rsid="3d46aab0"/>
    </style:style>
    <style:style style:name="T296" style:family="text">
      <style:text-properties officeooo:rsid="3d57045a"/>
    </style:style>
    <style:style style:name="T297" style:family="text">
      <style:text-properties officeooo:rsid="3d5a539d"/>
    </style:style>
    <style:style style:name="T298" style:family="text">
      <style:text-properties officeooo:rsid="3d5a5f79"/>
    </style:style>
    <style:style style:name="T299" style:family="text">
      <style:text-properties officeooo:rsid="3d5c08b4"/>
    </style:style>
    <style:style style:name="T300" style:family="text">
      <style:text-properties officeooo:rsid="3d5c78bc"/>
    </style:style>
    <style:style style:name="T301" style:family="text">
      <style:text-properties officeooo:rsid="3d6d5fc9"/>
    </style:style>
    <style:style style:name="T302" style:family="text">
      <style:text-properties officeooo:rsid="3d862115"/>
    </style:style>
    <style:style style:name="T303" style:family="text">
      <style:text-properties officeooo:rsid="3d8e10fb"/>
    </style:style>
    <style:style style:name="T304" style:family="text">
      <style:text-properties officeooo:rsid="3d906dc1"/>
    </style:style>
    <style:style style:name="T305" style:family="text">
      <style:text-properties officeooo:rsid="3d98d99b"/>
    </style:style>
    <style:style style:name="T306" style:family="text">
      <style:text-properties officeooo:rsid="3da0f0c1"/>
    </style:style>
    <style:style style:name="T307" style:family="text">
      <style:text-properties officeooo:rsid="3daa142d"/>
    </style:style>
    <style:style style:name="T308" style:family="text">
      <style:text-properties officeooo:rsid="3db3a3ea"/>
    </style:style>
    <style:style style:name="T309" style:family="text">
      <style:text-properties officeooo:rsid="3dcb5371"/>
    </style:style>
    <style:style style:name="T310" style:family="text">
      <style:text-properties officeooo:rsid="3dde4bb0"/>
    </style:style>
    <style:style style:name="T311" style:family="text">
      <style:text-properties officeooo:rsid="3df477be"/>
    </style:style>
    <style:style style:name="T312" style:family="text">
      <style:text-properties officeooo:rsid="3dfd61b6"/>
    </style:style>
    <style:style style:name="T313" style:family="text">
      <style:text-properties officeooo:rsid="3e04665c"/>
    </style:style>
    <style:style style:name="T314" style:family="text">
      <style:text-properties officeooo:rsid="3e0b74c0"/>
    </style:style>
    <style:style style:name="T315" style:family="text">
      <style:text-properties officeooo:rsid="3e10e846"/>
    </style:style>
    <style:style style:name="T316" style:family="text">
      <style:text-properties officeooo:rsid="3e16a25b"/>
    </style:style>
    <style:style style:name="T317" style:family="text">
      <style:text-properties officeooo:rsid="3e1f7b5b"/>
    </style:style>
    <style:style style:name="T318" style:family="text">
      <style:text-properties officeooo:rsid="3e35f999"/>
    </style:style>
    <style:style style:name="T319" style:family="text">
      <style:text-properties officeooo:rsid="3e3c4e3c"/>
    </style:style>
    <style:style style:name="T320" style:family="text">
      <style:text-properties officeooo:rsid="3e3c6ace"/>
    </style:style>
    <style:style style:name="T321" style:family="text">
      <style:text-properties officeooo:rsid="3e430e91"/>
    </style:style>
    <style:style style:name="T322" style:family="text">
      <style:text-properties officeooo:rsid="3e4c6b68"/>
    </style:style>
    <style:style style:name="T323" style:family="text">
      <style:text-properties officeooo:rsid="3e4fa2cc"/>
    </style:style>
    <style:style style:name="T324" style:family="text">
      <style:text-properties officeooo:rsid="3e50ce3f"/>
    </style:style>
    <style:style style:name="T325" style:family="text">
      <style:text-properties officeooo:rsid="3e5de945"/>
    </style:style>
    <style:style style:name="T326" style:family="text">
      <style:text-properties officeooo:rsid="3e5e2f4d"/>
    </style:style>
    <style:style style:name="T327" style:family="text">
      <style:text-properties officeooo:rsid="3e628564"/>
    </style:style>
    <style:style style:name="T328" style:family="text">
      <style:text-properties officeooo:rsid="3e630a7e"/>
    </style:style>
    <style:style style:name="T329" style:family="text">
      <style:text-properties officeooo:rsid="3e634d91"/>
    </style:style>
    <style:style style:name="T330" style:family="text">
      <style:text-properties officeooo:rsid="3e63c36d"/>
    </style:style>
    <style:style style:name="T331" style:family="text">
      <style:text-properties officeooo:rsid="3e65981a"/>
    </style:style>
    <style:style style:name="T332" style:family="text">
      <style:text-properties officeooo:rsid="3e678daf"/>
    </style:style>
    <style:style style:name="T333" style:family="text">
      <style:text-properties officeooo:rsid="3e67d5e4"/>
    </style:style>
    <style:style style:name="T334" style:family="text">
      <style:text-properties officeooo:rsid="3e6e609e"/>
    </style:style>
    <style:style style:name="T335" style:family="text">
      <style:text-properties officeooo:rsid="3e790150"/>
    </style:style>
    <style:style style:name="T336" style:family="text">
      <style:text-properties officeooo:rsid="3e84efbe"/>
    </style:style>
    <style:style style:name="T337" style:family="text">
      <style:text-properties officeooo:rsid="3e8816af"/>
    </style:style>
    <style:style style:name="T338" style:family="text">
      <style:text-properties officeooo:rsid="3e9370d7"/>
    </style:style>
    <style:style style:name="T339" style:family="text">
      <style:text-properties officeooo:rsid="3e9a6184"/>
    </style:style>
    <style:style style:name="T340" style:family="text">
      <style:text-properties officeooo:rsid="3e9ff73d"/>
    </style:style>
    <style:style style:name="T341" style:family="text">
      <style:text-properties officeooo:rsid="3ea729b7"/>
    </style:style>
    <style:style style:name="T342" style:family="text">
      <style:text-properties officeooo:rsid="3eb0a6f0"/>
    </style:style>
    <style:style style:name="T343" style:family="text">
      <style:text-properties officeooo:rsid="3eb71f73"/>
    </style:style>
    <style:style style:name="T344" style:family="text">
      <style:text-properties officeooo:rsid="3ec37b17"/>
    </style:style>
    <style:style style:name="T345" style:family="text">
      <style:text-properties officeooo:rsid="3ec51f68"/>
    </style:style>
    <style:style style:name="T346" style:family="text">
      <style:text-properties officeooo:rsid="3ec70176"/>
    </style:style>
    <style:style style:name="T347" style:family="text">
      <style:text-properties officeooo:rsid="3ecfc703"/>
    </style:style>
    <style:style style:name="T348" style:family="text">
      <style:text-properties officeooo:rsid="3ed12025"/>
    </style:style>
    <style:style style:name="T349" style:family="text">
      <style:text-properties officeooo:rsid="3ed2e971"/>
    </style:style>
    <style:style style:name="T350" style:family="text">
      <style:text-properties officeooo:rsid="3ed2f616"/>
    </style:style>
    <style:style style:name="T351" style:family="text">
      <style:text-properties officeooo:rsid="3ed38965"/>
    </style:style>
    <style:style style:name="T352" style:family="text">
      <style:text-properties officeooo:rsid="3edb1634"/>
    </style:style>
    <style:style style:name="T353" style:family="text">
      <style:text-properties officeooo:rsid="3edfd8cd"/>
    </style:style>
    <style:style style:name="T354" style:family="text">
      <style:text-properties officeooo:rsid="3ee643e5"/>
    </style:style>
    <style:style style:name="T355" style:family="text">
      <style:text-properties officeooo:rsid="3ef82b7b"/>
    </style:style>
    <style:style style:name="T356" style:family="text">
      <style:text-properties officeooo:rsid="3efb473e"/>
    </style:style>
    <style:style style:name="T357" style:family="text">
      <style:text-properties officeooo:rsid="3efbfc3e"/>
    </style:style>
    <style:style style:name="T358" style:family="text">
      <style:text-properties officeooo:rsid="3f00b5f7"/>
    </style:style>
    <style:style style:name="T359" style:family="text">
      <style:text-properties officeooo:rsid="3f027ce4"/>
    </style:style>
    <style:style style:name="T360" style:family="text">
      <style:text-properties officeooo:rsid="3f0589e2"/>
    </style:style>
    <style:style style:name="T361" style:family="text">
      <style:text-properties officeooo:rsid="3f062ac2"/>
    </style:style>
    <style:style style:name="T362" style:family="text">
      <style:text-properties officeooo:rsid="3f065641"/>
    </style:style>
    <style:style style:name="T363" style:family="text">
      <style:text-properties officeooo:rsid="3f122832"/>
    </style:style>
    <style:style style:name="T364" style:family="text">
      <style:text-properties officeooo:rsid="3f1792c6"/>
    </style:style>
    <style:style style:name="T365" style:family="text">
      <style:text-properties officeooo:rsid="3f27ca6e"/>
    </style:style>
    <style:style style:name="T366" style:family="text">
      <style:text-properties officeooo:rsid="3f2dd865"/>
    </style:style>
    <style:style style:name="T367" style:family="text">
      <style:text-properties officeooo:rsid="3f36441a"/>
    </style:style>
    <style:style style:name="T368" style:family="text">
      <style:text-properties officeooo:rsid="3f43aad4"/>
    </style:style>
    <style:style style:name="T369" style:family="text">
      <style:text-properties officeooo:rsid="3f5bb2c1"/>
    </style:style>
    <style:style style:name="T370" style:family="text">
      <style:text-properties officeooo:rsid="3f5e0d4b"/>
    </style:style>
    <style:style style:name="T371" style:family="text">
      <style:text-properties officeooo:rsid="3f712ba1"/>
    </style:style>
    <style:style style:name="T372" style:family="text">
      <style:text-properties officeooo:rsid="3f73a9d8"/>
    </style:style>
    <style:style style:name="T373" style:family="text">
      <style:text-properties officeooo:rsid="3fa38191"/>
    </style:style>
    <style:style style:name="T374" style:family="text">
      <style:text-properties officeooo:rsid="3fb731d3"/>
    </style:style>
    <style:style style:name="T375" style:family="text">
      <style:text-properties officeooo:rsid="3fba65e3"/>
    </style:style>
    <style:style style:name="T376" style:family="text">
      <style:text-properties officeooo:rsid="3fbf9e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Вот <text:span text:style-name="T183">он</text:span> Енцин, гонит свою новенькую ракету сквозь ночь. <text:span text:style-name="T180">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58">Это 00001, <text:span text:style-name="T181">вторая в своей серии.</text:span></text:p>
      <text:p text:style-name="P60">Русские репродукторы через Эльбу обращались к тебе. <text:span text:style-name="T182">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63">Но молодые люди все постарели и мало осталось цвета в этой сцене… <text:span text:style-name="T184">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76">перемены с Ракето-</text:span><text:span text:style-name="T77">модификациями: </text:span><text:span text:style-name="T78">не более чем производные, вообще-то, </text:span><text:span text:style-name="T79">от приёмов, с помощью которых </text:span><text:span text:style-name="T80">Констанс Бабингтон-Смит и </text:span><text:span text:style-name="T81">её коллега Р.А.Ф. Медменхэм </text:span><text:span text:style-name="T82">раскрыли Ракету по развед-аэроснимкам <text:s/>1943-</text:span><text:span text:style-name="T83">го над Пенемюнде. </text:span></text:p>
      <text:p text:style-name="P64"><text:span text:style-name="T83">Н</text:span><text:span text:style-name="T72">о вспомни, любили </text:span><text:span text:style-name="T84">ли вы </text:span><text:span text:style-name="T72">это. </text:span><text:span text:style-name="T84">Если да, </text:span><text:span text:style-name="T85">то </text:span><text:span text:style-name="T84">как вы это любили. </text:span><text:span text:style-name="T85">И насколько—</text:span><text:span text:style-name="T86">ведь вы привыкли спрашивать «насколько», </text:span><text:span text:style-name="T87">привыкли измерять, сравнивать замеры, </text:span><text:span text:style-name="T88">вставлять их в формулы для определения <text:s/>сколько бол</text:span><text:span text:style-name="T89">ь</text:span><text:span text:style-name="T88">ше</text:span><text:span text:style-name="T86">, <text:s/></text:span><text:span text:style-name="T89">сколько чего, сколько когда… </text:span><text:span text:style-name="T90">а здесь в вашем общем движении к </text:span><text:soft-page-break/><text:span text:style-name="T90">морю </text:span><text:span text:style-name="T91">чувствуй сколько хочешь </text:span><text:span text:style-name="T92">ту тёмную двусмысленную любовь, которая ещё и стыд, </text:span><text:span text:style-name="T93">бравада, инженерская геополитика—«</text:span><text:span text:style-name="T94">сферы влияния» св</text:span><text:span text:style-name="T95">е</text:span><text:span text:style-name="T94">дённые к </text:span><text:span text:style-name="T95">торусам радиуса действия Ракеты, </text:span><text:span text:style-name="T96">что параболичны в сечении…</text:span></text:p>
      <text:p text:style-name="P65"><text:span text:style-name="T97">...не, как могло бы нам представляться, ограничены снизу линией Земли «</text:span><text:span text:style-name="T98">с которой поднимается» и Земли «в которую ударяет» </text:span><text:span text:style-name="T99">Но Ведь Ты В Самом Деле Не Думал Что Так Правда Же </text:span><text:span text:style-name="T100">Конечно Она Начинается Неизмеримо Под Землёй </text:span><text:span text:style-name="T101">И Уходит Неизмеримо Обратно В Землю </text:span><text:span text:style-name="T102">нам позволено видеть всего лишь пик, отрыв от </text:span><text:span text:style-name="T103">поверхности, из другого молчащего мира, </text:span><text:span text:style-name="T104">резко (реактивный самолёт срывающийся в сверхзвуковую скорость, через сколько-то лет космический крпаль срывающийся в сверхсветовую) </text:span><text:span text:style-name="T105">Помни Пароль В Зоне На Этой Неделе </text:span><text:span text:style-name="T106">Б</text:span><text:span text:style-name="T105">ЫСТРЕЕ</text:span><text:span text:style-name="T75">—</text:span><text:span text:style-name="T106">Ч</text:span><text:span text:style-name="T105">ЕМ </text:span><text:span text:style-name="T106">С</text:span><text:span text:style-name="T105">ВЕРХСВЕТОВАЯ По Ходу Голос Ускоряется В Разы</text:span><text:span text:style-name="T75">—</text:span><text:span text:style-name="T106">Линейные Исключения Лишь Для Случаев Жалоб На Верхние Дыхательные, </text:span><text:span text:style-name="T107">на каждом из «концов», пойми, </text:span><text:span text:style-name="T108">огромная передача энергии: </text:span><text:span text:style-name="T109">прорыв вверх в этот мир, </text:span><text:span text:style-name="T110">в контролируемое горение</text:span><text:span text:style-name="T75">—</text:span><text:span text:style-name="T111">прорыв вниз снова, </text:span><text:span text:style-name="T112">неконтролируемый взрыв… </text:span><text:span text:style-name="T113">это отсутствие симметрии ведё</text:span><text:span text:style-name="T116">т</text:span><text:span text:style-name="T113"> к предположению </text:span><text:span text:style-name="T114">о наличии, подобно Эфиру, </text:span><text:span text:style-name="T115">потоков во времени, подобных потокам Эфира в прост</text:span><text:span text:style-name="T116">р</text:span><text:span text:style-name="T115">анстве. </text:span><text:span text:style-name="T117">Предположение Вакуума во времени вело к обособлению нас друг от друга. </text:span><text:span text:style-name="T118">Но море Эфира несущее нас из-мира-в-мир может вернуть нас к неразрывности, </text:span><text:span text:style-name="T119">открыть нам более благоприятную вселенную, более вольную….</text:span></text:p>
      <text:p text:style-name="P66"><text:span text:style-name="T119">Т</text:span><text:span text:style-name="T72">ак что да да, тут покатила схоластика, космология состояний Ракеты… </text:span><text:span text:style-name="T120">это Ракета уводит на такой путь</text:span><text:span text:style-name="T75">—</text:span><text:span text:style-name="T121">из всех прочих</text:span><text:span text:style-name="T75">—</text:span><text:span text:style-name="T122">мимо этих видимых извивов змея, что </text:span><text:span text:style-name="T123">всхлёстываются </text:span><text:span text:style-name="T124">над поверхностью Земли радужным светом, </text:span><text:span text:style-name="T125">в стальных судорогах… </text:span><text:span text:style-name="T126">эти шторма, это всё в недрах Земли о чём нам никогда не говорилось… </text:span><text:span text:style-name="T127">мимо них, через стремительность, </text:span><text:span text:style-name="T128">в исчисляемый космос, </text:span><text:span text:style-name="T129">причудливый обшитый панелями коричневого дерева, Викторианский </text:span><text:span text:style-name="T130">вид Войны Мозгов, как между кватернионами и векторным анализом в 1880-е</text:span><text:span text:style-name="T75">—</text:span><text:span text:style-name="T131">ностальгия по Эфиру, серебряным, маятниковым, </text:span><text:span text:style-name="T122"><text:s/></text:span><text:span text:style-name="T132">камне-основанным, </text:span><text:span text:style-name="T133">исчечено-латунным, филигранным, элегантно функциональным </text:span><text:span text:style-name="T134">формам наших дедушек. </text:span><text:span text:style-name="T135">Со всеми оттенками сепии, разумеется. </text:span><text:span text:style-name="T136">Но Ракета должна быть множеством всего, </text:span><text:span text:style-name="T137">должна </text:span><text:span text:style-name="T138">с</text:span><text:span text:style-name="T137">оответствовать </text:span><text:span text:style-name="T138">всевозможным формам в снах тех, кто входил в контакт с нею</text:span><text:span text:style-name="T75">—</text:span><text:span text:style-name="T139">в бою, в туннеле, на бумаге</text:span><text:span text:style-name="T75">—</text:span><text:span text:style-name="T140">она должна выстоять перед ересями сияющей, не сбиваемой с толку… </text:span><text:span text:style-name="T141">а еретики непременно будут: </text:span><text:span text:style-name="T142">Гностики </text:span><text:span text:style-name="T143">притянутые порывом ветра и огня в палаты Ракето-трона… </text:span><text:span text:style-name="T144">Каббалисты, что изучают Ракету словно Тору, </text:span><text:span text:style-name="T145">букву за буквой</text:span><text:span text:style-name="T75">—</text:span><text:span text:style-name="T146">заклёпк</text:span><text:span text:style-name="T147">и</text:span><text:span text:style-name="T146">, чаша горел</text:span><text:span text:style-name="T147">ки и латунная роза</text:span><text:span text:style-name="T146">, </text:span><text:span text:style-name="T148">её текст для их перестановок и изыскания новых откровений, </text:span><text:span text:style-name="T149">непрестанно раскрывающихся всё дальше и дальше… </text:span><text:span text:style-name="T150">Манихейцы, различающие две Ракеты, добра и зла, </text:span><text:span text:style-name="T151">что говорят вместе священной идиолалией</text:span><text:span text:style-name="T146"> </text:span><text:span text:style-name="T151">Первобытных Близнецов </text:span><text:span text:style-name="T152">(некоторые утверждают что их имена Енцин и Блисеро) </text:span><text:span text:style-name="T153">про добрую Ракету, что </text:span><text:span text:style-name="T154">понесёт</text:span><text:span text:style-name="T153"> нас </text:span><text:span text:style-name="T154">к звёздам, и про злую Ракету для самоубийства Мира, </text:span><text:span text:style-name="T155">обе в вечной борьбе.</text:span></text:p>
      <text:p text:style-name="P67"><text:span text:style-name="T155">Н</text:span><text:span text:style-name="T72">о еретики эти будут отыскиваться и </text:span><text:span text:style-name="T156">владычество молчания расти с падением каждого из них… </text:span><text:span text:style-name="T157">их </text:span><text:span text:style-name="T73">всех</text:span><text:span text:style-name="T157"> отыщут. </text:span><text:span text:style-name="T158">Для каждого будет его персональная Ракета. </text:span><text:span text:style-name="T159">В её программу отыскания цели буд</text:span><text:span text:style-name="T160">у</text:span><text:span text:style-name="T159">т загружен</text:span><text:span text:style-name="T160">ы</text:span><text:span text:style-name="T159"> его </text:span><text:span text:style-name="T160">ЭЭГ, </text:span><text:span text:style-name="T161">всплески и шумы его </text:span><text:span text:style-name="T162">пульса, призрачные </text:span><text:span text:style-name="T163">цветы личного инфракрасного, </text:span><text:span text:style-name="T164">каждая Ракета будет знать своего предназначенного и охотиться за ним, </text:span><text:span text:style-name="T165">преследовать его зелёно-лакированная и молчаливая охотничья собака, </text:span><text:span text:style-name="T166">по нашему Миру, </text:span><text:span text:style-name="T167">блестящая и заострённая в небе за его спиной, </text:span><text:span text:style-name="T168">его хранитель-палач мчащий следом, мчащий </text:span><text:span text:style-name="T74">всё ближе….</text:span></text:p>
      <text:p text:style-name="P171">Задачи таковы. <text:span text:style-name="T185">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text:span><text:soft-page-break/><text:span text:style-name="T185">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172">00001 перевозится разобранной, <text:s/>секциям<text:span text:style-name="T186">и—боеголовка, управление, баки горючего и окислителя, хвостовая секция. Если смогут доставить к месту пуска, придётся собирать там. </text:span></text:p>
      <text:p text:style-name="P173">– <text:span text:style-name="T187">Покажи мне общество, что ни разу не говорило «я создано среди людей»,</text:span>– <text:s/><text:span text:style-name="T187">Кристиан шагает с Енциным в полях повыше привала,</text:span>– «<text:span text:style-name="T187">чтобы защитить каждого из вас от насилия, дать убежище в час катастрофы», но Енцин, какая там защита? Что может защитить нас от этого?</text:span>– <text:span text:style-name="T188">указывает в долину на жёлто-серые сети маскировки, рентгеноглазые для единственно этого путешествия, видят насквозь….</text:span></text:p>
      <text:p text:style-name="P200">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174">– <text:span text:style-name="T189">Это приходит как Откровение. Показывает, что никакое общество не может защитить, никогда не могло</text:span>—<text:span text:style-name="T190">такая же глупость как щиты из бумаги….</text:span>— <text:span text:style-name="T191">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когда-нибудь Они дали нам взамен веры, любви</text:span>—<text:span text:style-name="T192">Они лишь говорят «любовь»</text:span>—<text:span text:style-name="T192">и за это мы должники Их? Разве могут Они уберечь нас хотя бы от простуды? От вшей, от одиночества? Хот от </text:span><text:span text:style-name="T11">чего-нибудь</text:span><text:span text:style-name="T192">?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175">– <text:span text:style-name="T193">Сходится,</text:span>–<text:span text:style-name="T193"> кивает Кристиан.</text:span>– <text:span text:style-name="T193">Это про нас.</text:span>– <text:span text:style-name="T193">Он не взглядывает на Енцина для подтверждения, при этом.</text:span></text:p>
      <text:p text:style-name="P175">– <text:span text:style-name="T193">Да.</text:span></text:p>
      <text:p text:style-name="P175">– <text:span text:style-name="T193">Тогда… в отсутствие веры…</text:span></text:p>
      <text:p text:style-name="P197">В одну из ночей, под дождём, их лагерь-корраль остановился на ночёвку в брошенном исследовательском центре, <text:span text:style-name="T194">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text:span><text:soft-page-break/><text:span text:style-name="T194">может представить войну, место их применения,– пустыня. Замани врага в пустыню. Калахари. Дождись когда не будет ветра».</text:span></text:p>
      <text:p text:style-name="P176">– <text:span text:style-name="T195">Кто станет воевать за пустыню?</text:span>– <text:span text:style-name="T195">хочет знать Катье. На ней зелёный дождевик с капюшоном, по виду был бы велик даже Енцину.</text:span></text:p>
      <text:p text:style-name="P198">Кристиан сидит на корточках глядя вверх на <text:span text:style-name="T196">бледную дугу рефлектора, у основания которого они собрались, в дождь, курят вместе, на минуту отделившись от перехода,– «не за. Он говорит ‘в’»</text:span></text:p>
      <text:p text:style-name="P199">Впоследствие меньше хлопот, если исправляешь Тексты <text:span text:style-name="T197">как только они <text:s/>произнесены. «Спасибо»,– <text:s/>грит Оберст Енцин.</text:span></text:p>
      <text:p text:style-name="P201">Метров за сто дальше, ссутулившись в другом параболоиде, за ними наблюдает <text:span text:style-name="T198">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калачиком в доходном грехе. Ожидать чего-то большего, или меньшего, от Зоны, значит переть против условий Сотворения.</text:span></text:p>
      <text:p text:style-name="P202">Когда Енцин <text:span text:style-name="T199">едет </text:span>в передней машине <text:span text:style-name="T199">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span></text:p>
      <text:p text:style-name="P203"><text:span text:style-name="T200">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pan text:style-name="T12">изморось облепляет чёрное лицо крупными каплищами, </text:span><text:span text:style-name="T201">так вода пристаёт к чёрному гриму, но не <text:s/>к Иреро коже—</text:span></text:p>
      <text:p text:style-name="P177">– <text:span text:style-name="T202">Получится тут развернуться?</text:span>– <text:span text:style-name="T202">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178">– <text:span text:style-name="T203">Блядь,</text:span>– <text:span text:style-name="T204">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179">– <text:span text:style-name="T205">Тут.</text:span>– <text:span text:style-name="T205">Возле дороги тело навзничь. Это Мечислав Омузире с тяжёлым ранением головы.</text:span>– <text:span text:style-name="T206">Заберём его, давай.</text:span>– <text:span text:style-name="T206">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180">– <text:span text:style-name="T207">Там так и ехать туда </text:span><text:span text:style-name="T13">задом</text:span><text:span text:style-name="T207">?</text:span></text:p>
      <text:p text:style-name="P181">– <text:span text:style-name="T208">Миномётный огонь был?</text:span></text:p>
      <text:p text:style-name="P181">– <text:s/><text:span text:style-name="T208">После стрельбы? Нет.</text:span></text:p>
      <text:p text:style-name="P182"><text:soft-page-break/>– <text:span text:style-name="T209">Андреас, значит справился.</text:span></text:p>
      <text:p text:style-name="P183">– <text:s/><text:span text:style-name="T210">О, с ними всё будет в порядке, Нгуарореруе. Я беспокоюсь про </text:span><text:span text:style-name="T14">нас</text:span><text:span text:style-name="T210">.</text:span></text:p>
      <text:p text:style-name="P204">Орут<text:span text:style-name="T228">й</text:span>ене убит. Окандио, Екори, Омузире ранены, <text:span text:style-name="T213">состояние Екори критическое. Нападали белые.</text:span></text:p>
      <text:p text:style-name="P184">– <text:span text:style-name="T211">Сколько.</text:span></text:p>
      <text:p text:style-name="P185">– <text:span text:style-name="T212">С дюжину, наверное.</text:span></text:p>
      <text:p text:style-name="P186">– <text:span text:style-name="T213">Мы не можем рассчитывать на безопасный периметр,</text:span>– <text:span text:style-name="T214">сине-белый фонарик разливает эллипс-в-параболу по вздрагивающей карте,</text:span>– <text:span text:style-name="T215">до Брауншвига. Если он ещё там.</text:span>– Дождь<text:span text:style-name="T216"> бьёт по карте громкими шлепками.</text:span></text:p>
      <text:p text:style-name="P187">– <text:span text:style-name="T217">Где железная дорога?</text:span>– <text:span text:style-name="T217">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205">Люди подходят свалить свои пожитки рядом с тягачом-подъёмником ракеты. <text:span text:style-name="T218">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205"><text:span text:style-name="T219">Андреас сидит болтая ногами и бьёт в задний борт </text:span><text:span text:style-name="T15">бам… бам</text:span><text:span text:style-name="T219">… сигнал к выступлению. Енцин вопросительно смотрит вверх. Андреас хочет сказать что-то. Наконец: «Кристиан идёт с тобой, значит?»</text:span></text:p>
      <text:p text:style-name="P188">– <text:span text:style-name="T220">И что?</text:span>– <text:span text:style-name="T220">Помаргивает из-под бровей в капельках дождя.</text:span>– <text:span text:style-name="T220">О, ради Бога, Андреас.</text:span></text:p>
      <text:p text:style-name="P188">– <text:span text:style-name="T220">А? Отводящим тоже ведь надо прорваться, верно?</text:span></text:p>
      <text:p text:style-name="P189">– <text:span text:style-name="T221">Слушай, бери его с собой, если хочешь.</text:span></text:p>
      <text:p text:style-name="P190">– <text:span text:style-name="T222">Я просто хотел узнать,</text:span>– <text:span text:style-name="T222">Андреас пожимает плечами,</text:span>– <text:span text:style-name="T223">на чём остановились.</text:span></text:p>
      <text:p text:style-name="P191">– <text:span text:style-name="T224">Мог бы меня спросить. Ни на чём не «останавливались».</text:span></text:p>
      <text:p text:style-name="P206">Енцин опускается на колени и начинает поднимать увесистое железо заднего борта. <text:span text:style-name="T225">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207">Чвак, чвак, ммм, добрый вечер дамы, красиво получилось это плетение Любика, как голова Мечислава, <text:span text:style-name="T226">могу поспорить они ошалели, как увидали, что пули </text:span><text:span text:style-name="T17">рекошет</text:span><text:span text:style-name="T18">ят</text:span><text:span text:style-name="T17"> </text:span><text:span text:style-name="T16">от неё</text:span><text:span text:style-name="T226">! хех-хех, чвак, чвак, привет «Искры» (Озохаде), что-нибудь слышно из Гамбурга про жидкий кислород, </text:span><text:soft-page-break/><text:span text:style-name="T226">чёртов Оуруру, что он молчит-то, пусть бы поторопился, не то заморимся прятаться пока он—о, блядь, а </text:span><text:span text:style-name="T16">это</text:span><text:span text:style-name="T226"> тут кто— </text:span></text:p>
      <text:p text:style-name="P208">Это Джозеф Омбигди, вот кто, <text:span text:style-name="T227">предводитель Пустых. Но пока он перестал улыбаться, целых пару секунд, Енцин думал это дух Орутйене. «Говорят ребёнок Окандио тоже убит».</text:span></text:p>
      <text:p text:style-name="P192">– <text:span text:style-name="T229">Зря говорят.</text:span>– <text:span text:style-name="T229">Чвак.</text:span></text:p>
      <text:p text:style-name="P192">– <text:span text:style-name="T229">Она была моей первой попыткой не допустить рождения.</text:span></text:p>
      <text:p text:style-name="P193">– <text:span text:style-name="T229">Тогда ты до смерти заинтересованное лицо,</text:span>– <text:span text:style-name="T230">чвак, чввак. О знает, что это не так, но <text:s/>этот человек его раздражает.</text:span></text:p>
      <text:p text:style-name="P194">– <text:span text:style-name="T231">Самоубийство это свобода доступная даже самым приниженным. Но ты отказал бы в этой свободе людям.</text:span></text:p>
      <text:p text:style-name="P195">– <text:span text:style-name="T232">Хватит идеологии. Скажи-ка лучше, когда твой друг Оуруру собирается выкатить генератор ЖК. Или меня ждёт милый сюрприз в Гамбурге.</text:span></text:p>
      <text:p text:style-name="P196">– <text:span text:style-name="T233">Хорошо, хватит идеологии. Ты бы отказал своему народу в свободе, которая <text:s/></text:span><text:span text:style-name="T19">тебя</text:span><text:span text:style-name="T233"> даже есть, Оберст Нгуарореруе.</text:span>– <text:span text:style-name="T234">Опять улыбается как призрак человека погибшего этой ночью. Выискивает место, прощупывает что? Что? Хочет сказать этим </text:span><text:span text:style-name="T20">что,</text:span><text:span text:style-name="T234"> Оберст? Пока не видит усталость в лице Енцина и понимает, что это не подвох. </text:span>– <text:span text:style-name="T235">Свобода, которую ты скоро можешь получить. Я слышу как душа твоя говорит во сне. Я знаю тебя как никто.</text:span></text:p>
      <text:p text:style-name="P209">Чвак, чвак, о я должен дать ему список <text:span text:style-name="T236">вахт</text:span>, не так ли. <text:span text:style-name="T237">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21">передаётся</text:span><text:span text:style-name="T237">, когда на вахте люди Омбинди… связь на частоте командования переходом ведётся морзянкой, точками и тире—не выдать и одного голоса. Но 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210">Остальные, кто всю дорогу думали <text:span text:style-name="T238">пойдёт ли Енцин </text:span><text:span text:style-name="T22">вообще</text:span><text:span text:style-name="T238">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211">Толстый малыш Людвиг белый светлячок в тумане. <text:span text:style-name="T239">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211"><draw:frame draw:style-name="fr1" draw:name="Image12" text:anchor-type="paragraph" svg:width="6.9252in" svg:height="0.3661in" draw:z-index="0"><draw:image xlink:href="Pictures/1000000000000B720000009B428C9716555D8079.png" xlink:type="simple" xlink:show="embed" xlink:actuate="onLoad" loext:mime-type="image/png"/></draw:frame></text:p>
      <text:p text:style-name="P212">Это мост над потоком. Очень редко кто-нибудь проезжает <text:span text:style-name="T240">над головой</text:span>. <text:span text:style-name="T241">Когда смотришь вверх, то видно целый склон деревьев с шишками возносящихся прочь вдоль одной стороны дороги. </text:span><text:soft-page-break/><text:span text:style-name="T241">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23">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242">. Рисунок, чёрным гримом Командосов, Мужчина 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24">Хороший рисунок! Закончи!</text:span><text:span text:style-name="T242"> А под этим, другим почерком, </text:span><text:span text:style-name="T24">Он ЗАКОНЧЕН, ты, придурок. И ты тоже.</text:span><text:span text:style-name="T242"> Рядом, на Немецком, </text:span><text:span text:style-name="T24">Я любил тебя Лизель всем своим сердцем</text:span><text:span text:style-name="T242">—никакого имени, звания, подразделения или серийного номера… Инициалы, крестики-нолики игранные, сразу видно, в одиночку, игра в висельника, где предложенное слово так до конца и не разгадано: GE_ </text:span><text:span text:style-name="T24">RAT</text:span><text:span text:style-name="T242">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213">Он сидит над потоком, не удручённый, не упокоенный, просто ждёт. <text:span text:style-name="T243">Пассивный соленоид в ожидании подключения. На её шаг, олова его подымается и он видит её. Она первое существо с 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25">его</text:span><text:span text:style-name="T243"> глаза, Восточные и плывучие, хотя они были всего лишь прочерчены по глине её длинным ногтем, было таким:</text:span></text:p>
      <text:p text:style-name="P214">Пусть он будет слеп теперь ко всем кроме меня. <text:span text:style-name="T244">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215">Секрет в сосредоточенности. <text:span text:style-name="T245">Она отрешает всё прочее: луну, ветер в можжевельниках, диких псов, что бродят посреди ночи. Она прикипает к воспоминанию Чичерина и его уклончивым 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216">Позже она разламывает кусок волшебного хлеба пополам и съедает одну часть. Другая для Чичерина. </text:p>
      <text:p text:style-name="P217">Он принимает сейчас этот хлеб. Поток течёт. <text:span text:style-name="T246">Щ</text:span>ебеч<text:span text:style-name="T246">е</text:span>т <text:span text:style-name="T246">птица</text:span>. <text:s/></text:p>
      <text:p text:style-name="P218">Ближе к ночи , <text:span text:style-name="T247">л</text:span>юбовники лежат голыми <text:span text:style-name="T247">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219">Это магия. <text:span text:style-name="T248">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219"><draw:frame draw:style-name="fr1" draw:name="Image13" text:anchor-type="paragraph" svg:width="6.9252in" svg:height="0.3661in" draw:z-index="1"><draw:image xlink:href="Pictures/1000000000000B720000009B428C9716555D8079.png" xlink:type="simple" xlink:show="embed" xlink:actuate="onLoad" loext:mime-type="image/png"/></draw:frame><text:soft-page-break/></text:p>
      <text:p text:style-name="P220">Нынче ород до того вырос в высоту, что лифты оснащены для долгого пути, <text:span text:style-name="T249">с залами внутри: набивные кресла и скамьи, бары лёгкой закуски, газетные киоски, где моешь пролистать целый номер журнала </text:span><text:span text:style-name="T26">Life</text:span><text:span text:style-name="T249"> между остановками. Для малодушных, которые войдя начинают отыскивать Серитфикат об Испытаниях на стене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обучены всем видам лифтового зна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й, пролетающих вертикальными тысячами—её взрослеющее лицо, мечтательное и практичное как у Королевы Кубков, никогда не оборачивается к вам полностью, всегда преломлено прочь под определённым углом в коричнево-золотистом пространстве между вами… сейчас утро и цветочик в конце лифта, на пару ступенек ниже, за небольшим фонтаном, принёс <text:s/>сирень с ирисами свежие и ранние—«до Вертикального Решения весь транспорт был, фактически, двумерным—ах, я догадываюсь о чём вы хотите спросить»—пока улыбка, знакомая и непреломленная для этого давнего лифтного завсегдатая, проходит между девушкой и мудозвоном—«‘Как же насчёт полётов на аэропланах, а?’ Вот что вы хотели спросить, правда же!» на самом деле, он собирался спросить про Ракету и всем известно это, однако на теме табу, любопытно с чего бы, и вежливая Минди дала сейчас возможность действительного нарушения, нарушение подавления—обесцвеченное утреннее небо Сентября напротив восхода, и трущий край утреннего ветра—в этот интимно кубический интерьер движущийся так гладко вверх в пространстве (пузырёк подымающийся в Кастильском мыле где всё вокруг озарено зелёным <text:s/>неспешной подсветки), через уровни уже спеша с головами бурлящими ярче, чем сперма и яйца в море, мимо некоторых уровней без освещения, без отопления, как-то запретных, что смотрятся странно опустошёнными, уровни где никто не бывал с Войны аааааа-</text:span><text:span text:style-name="T26">аххх</text:span><text:span text:style-name="T249">! С воем проносятся мимо, «обычный аэродинамический эффект»,– объясняет терпеливая Минди,– «включающий наш собственный ограничительный слой и форму отверстия, где мы проходим—» «О, выходит пока не войдём»,– заводится ещё один приставала,– «</text:span><text:span text:style-name="T26">форма</text:span><text:span text:style-name="T249"> другая?» «Ага, и после как пройдём тоже, Мак».– Минди отшивает его, широко изображает то же самое своим ртом, надуть-расслабить-улыбнуться—эти рваные провалы воют, воют заброшенно и сдавленно, уже этажи ушли ниже подошв твоих туфель, вой гнётся ниже, как нота гармоники—но почему ни один из </text:span><text:span text:style-name="T26">занятых</text:span><text:span text:style-name="T249"> этажей не производит звука пролетая мимо? Где огни тепло сияют как на рождественских вечеринках, этажи что манят тебя в гущу стеклянных граней или занавесей, добродушных кофейников ворчание, да чёрт побери, ещё день наступает, привет Мари, куда вы дамочки запрятали чертежи SG-1 . . . что значит </text:span><text:span text:style-name="T26">Полевая Служба</text:span><text:span text:style-name="T249"> забрала их… опять? Разве Инженерный Дизайн совсем прав не имеет, всё равно что смотреть как убегает твой ребёнок, видеть часть оборудования отправляется в Поле (</text:span><text:span text:style-name="T26">Der Veld</text:span><text:span text:style-name="T249">). В точности. Разбитое сердце, материнская молитва…. Медленно, голоса Клуба Веселья Гитлеровской Молодёжи Любека стихают позади (нынче парни поют в офицерских клубах по всей Зоне под их дорожным именем, «Кожештанники». Они одеты соответственно и поют—когда публике охота—их спины обёрнуты к слушателям, их хитрые личика обёрнуты через плечи флиртовать с вояками:</text:span></text:p>
      <text:p text:style-name="P221"/>
      <text:p text:style-name="P234">Но горше, чем Мамины слёзы,</text:p>
      <text:p text:style-name="P234">Порка от Мамки моей...</text:p>
      <text:p text:style-name="P59"/>
      <text:p text:style-name="P68">с прекрасно скоординированным покручиванием затем каждой парой половинок зада <text:span text:style-name="T250">лоснящихся сквозь кожу тесную настолько, что всякий напряг ягодичных мускулов отчётливо </text:span><text:soft-page-break/><text:span text:style-name="T250">заметен, и можешь биться об заклад не было хуя в помещении, что не дрогнул бы при виде, и вряд ли хоть единый <text:s/>глаз остался без галлюцинации той материнской розги впивающей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впервые учиться ползать, её икры и ступни видел ты больше всего—они заменили её груди как источник сил, когда ты узнал запах её кожаных туфель, и суверенный запах поднимался насколько у тебя хватало глаз—до её колен, возможно—в зависимости от моды в том году—до её ляжек. Ты был младенцем в присутствии ног из кожи, кожаных ступней…).</text:span></text:p>
      <text:p text:style-name="P19">– <text:span text:style-name="T251">Невозможно разве,</text:span>– <text:span text:style-name="T251">шепчет Танац,</text:span>– <text:span text:style-name="T251">что все мы научились той классической фантазии у маминых колен? Что где-то меж страниц плюшевого альбома мозга всегда найдётся кроха в одёжках <text:s/>Фонтлероя, милая француженка-служанка умоляющая, чтобы её высекли?</text:span></text:p>
      <text:p text:style-name="P69">Людвиг отводит свой довольно жирный зад под рукой Танаца. У обоих имеются периметры, которые им не положено пересекать. <text:span text:style-name="T252">Но они отползли как-то прочь, на клочок интерфейса, холодные заросли, где они утоптали место по середине, чтобы лечь. «Людвиг, немножко Садо-Маза никогда никому не повредит».</text:span></text:p>
      <text:p text:style-name="P20">– <text:span text:style-name="T253">Кто это сказал?</text:span></text:p>
      <text:p text:style-name="P21">– <text:span text:style-name="T253">Зигмунд Фрейд. Откуда я знаю? Но почему нас приучили чувствовать рефлексивный стыд, как только затронута эта тема? Почему Структура позволяет любой другой вид сексуально поведения помимо </text:span><text:span text:style-name="T27">такого</text:span><text:span text:style-name="T253">? Потому что покорность и владычество те ресурсы, что обеспечивают само её существование. Их нельзя растрачивать на приватный секс. На секс </text:span><text:span text:style-name="T27">любого</text:span><text:span text:style-name="T253"> вида. Ей нужна наша покорность, чтобы она оставалась у власти. Ей требуется наша похоть к владычеству, чтобы она смогла включить нас в свою собственную игру власти. В ней нет радости, только власть. Я тебе говорю, если бы Садо-Маз можно было ввести повсеместно, на семейном уровне, Государство усохло бы.</text:span></text:p>
      <text:p text:style-name="P70">Это Садо-анархизм, <text:span text:style-name="T254">и Танац его ведущий теоретик в Зоне в наши дни. </text:span></text:p>
      <text:p text:style-name="P71">Вот и Люнебург Хит, наконец. <text:span text:style-name="T255">Встречи состоялись прошлой ночью с группами доставляющ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предварительном просмотре гравитационного обвала, Месианского сбора среди рассыпанных искр….</text:span></text:p>
      <text:p text:style-name="P72">Помнишь историю про малыша, который терпеть не мо<text:span text:style-name="T256">жет</text:span> креплах? <text:span text:style-name="T257">Ненавидит и боится это блюдо, покрывается э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text:span text:style-name="T28">готовите</text:span><text:span text:style-name="T257"> креплах, чтоб перестал бояться». Дома, к Матери на кухню «Сейчас»,– грит Мать, «приготовлю нам вкусненький сюрприз». «Ух-ты!,– кричит малыш,– «класно, Мамуля!» «Смотри, я просеиваю мукку и соль в миленькую кучку». «А это что, Мам, гамбургер?» «Гамбургер и лук. Я всё обжариваю на этой сковороде». «О-йой, не могу дождаться! Как здорово! А что ты теперь делаешь?» «Делая маленький вулканчик тк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го гамбургера в этот квадратик, сворачиваю треу—» «ГААХХХХ!»– визжит малыш в абсолютном ужасе,– «</text:span><text:span text:style-name="T28">креплах</text:span><text:span text:style-name="T257">!»</text:span></text:p>
      <text:p text:style-name="P73">Подобно тому, как некоторые тайны были даны Цыганам на сохранение от центробежной Истории, а какие-то каб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text:span text:style-name="T258">Есть также история про Тайрона Слотропа, который был послан в Зону присутствовать на его собственной сборке—наверное, тяжко параноидные голоса шепчут, </text:span><text:span text:style-name="T29">на </text:span><text:soft-page-break/><text:span text:style-name="T29">сборке его времени</text:span><text:span text:style-name="T258">—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е 3 из Пентакла покрывают сигнификатора при второй попытке и отправляют тебя к телеку смотреть седьмой повтор Шоу Такеши и Ичизо, закури сигарету и забудь всё это дело)—никакого бесспор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рассказывая о его тайных надеждах и страхах….</text:span></text:p>
      <text:p text:style-name="P22">– <text:span text:style-name="T259">Никогда не было никакого Д-ра Джамфа,</text:span>– <text:span text:style-name="T259">выразил своё мнение всемирно известный аналитик Мики Вакстри-Вакстри,</text:span>– <text:span text:style-name="T260">Джамф был всего лишь фикцией, чтобы помочь ему объяснить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его, и его расы, смерть.</text:span></text:p>
      <text:p text:style-name="P23">– <text:span text:style-name="T261">Эти ранние Американцы, по своему, были захватывающей комбинацией незрелого поэта и психического калеки….</text:span></text:p>
      <text:p text:style-name="P24">– <text:span text:style-name="T262">Нас никогда не интересовал Слотроп </text:span><text:span text:style-name="T30">qua</text:span><text:span text:style-name="T262"> Слотроп,</text:span>– <text:span text:style-name="T263">представитель Противодействия признал едавно в интервью для </text:span><text:span text:style-name="T31">Журнал Уолл-Стрит</text:span><text:span text:style-name="T263">.</text:span></text:p>
      <text:p text:style-name="P74">Интервьюер: Вы имеете ввиду, стало быть, что он был скорее точкой объединения.</text:p>
      <text:p text:style-name="P75">Представитель: Нет, даже и не это. <text:span text:style-name="T264">Мнение даже в самом начале разделилось. Это <text:s/>было одной из наших фатальных слабостей. [Я уверен вам хочется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руки характерно собраны в паху. Тёмная фигурка с люминисцирующей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ужно вашим редакторам, что <text:s/></text:span><text:span text:style-name="T32">в точности</text:span><text:span text:style-name="T264"> им нужно. Я предатель. Ношу это в себе. Ваш вирус. Распространяемый вашими неутомимыми Тифозными Мэри, что шатаются по маркетам и станциям. Нам таки удалось поймать в засаду некоторых <text:s/>из них. Однажды мы поймали нескольких в Подземке. Это было ужасно. Моя первая кровь, моё посвящение. Мы гнались за ними в туннелях. Просто ощущали их страх. На развилках туннелей мы могли полагаться лишь на обманчивую акустику Подземки для выбора. Можно было легко заблудиться. Освещения почти никакого. Рельсы отблескивали, как с ними бывает на поверхности дождливыми ночами. И тот шёпот </text:span><text:span text:style-name="T32">тогда</text:span><text:span text:style-name="T264">—тени, что дожидались, крючась углами на станциях ремонтников, лежали вдоль стен туннелей, следили за погоней. «Конец лишком далеко»,– шептали они,– «Вернись. На этой ветке нет остановок. 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через года смазки и проездов, 1966 и 1971, я вкусил свою первую кровь. Вы хотите и это вставить?] Мы пили кровь наших врагов. Поэтому Гностики такие с виду истощённые. Таинство Евхаристии на самом деле в том, чтобы пить кровь врагов. Грааль, Санграаль, кровавый двигатель. С чего ещё его скрывали бы так свято? Зачем чёрный почётный караул проедет полконтинента в щепы разнесённой Империи, каменный день за </text:span><text:soft-page-break/><text:span text:style-name="T264">зимней ночью, только лишь приложиться к сладкому краю убогой кружки? Нет, они несли смертный грех: поглотить врага, вниз в скользкие соковыделения, чтобы разошлось по всем клеткам. Вами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Провести ту черту. Объявить нас худшими, чем враги, которые вообще-то увязли в тех же областях дерьма—сделать нас чужаками.</text:span></text:p>
      <text:p text:style-name="P85">Мы пили кровь наших врагов. Кровь наших друзей мы лелеяли.]</text:p>
      <text:p text:style-name="P75"/>
      <text:p text:style-name="P227">Экспонат Т-1706.31, Фрагмент Нижней Рубахи, Принадлежность Флота США, <text:span text:style-name="T265">с коричневым пятном, предположительно крови, от низа слева к верху справа.</text:span></text:p>
      <text:p text:style-name="P59"/>
      <text:p text:style-name="P76">Не включён в Книгу Памятных Вещей в данном примечании. Кусок ткани был дан Слотропу Моряком Бодвайном, однажды ночью в Баре Чикаго. <text:span text:style-name="T266">По своему, тот вечер явился повторением их первой встречи. Бодвай, дымящийся толстый косяк засунут под струны на грифе гитары, горестно поёт песню отчасти Родждера Мехико, отчасти некоего безымянного моряка, что застрял в Сан Диего военной поры. </text:span></text:p>
      <text:p text:style-name="P76"/>
      <text:p text:style-name="P228">На прошлой неделе я бросил тортом в чью-то Маму,</text:p>
      <text:p text:style-name="P228">На прошлой недели устроил гулянку себе по уму,</text:p>
      <text:p text:style-name="P228">Последнее, что помню, <text:span text:style-name="T267">6:02 верезжал над моей головой,</text:span></text:p>
      <text:p text:style-name="P229">А мож<text:span text:style-name="T71">’ </text:span>то был<text:span text:style-name="T71">’ </text:span>уж<text:span text:style-name="T71">’ </text:span>11:59…</text:p>
      <text:p text:style-name="P229"/>
      <text:p text:style-name="P230">[Припев]:</text:p>
      <text:p text:style-name="P230"/>
      <text:p text:style-name="P230">Слишком много закрытых на цепь оград вечерами,</text:p>
      <text:p text:style-name="P230">Слишком много людей дрожат по<text:span text:style-name="T268">д</text:span> дождём,</text:p>
      <text:p text:style-name="P231">Мне сказали, ты всё же заводишь ребёнка,</text:p>
      <text:p text:style-name="P232">И вряд ли когда я останусь с тобою вдвоём.</text:p>
      <text:p text:style-name="P232">Иногда мне охота обратно на север,</text:p>
      <text:p text:style-name="P232">Иногда на восток мне охота проведать родню…</text:p>
      <text:p text:style-name="P233">Порой я уверен, что мог бы почти быть счастливым</text:p>
      <text:p text:style-name="P233">Если б знал, ты меня вспоминаешь, хоть раз на дню….</text:p>
      <text:p text:style-name="P59"/>
      <text:p text:style-name="P77">У Бодвайна есть пищик-сирена, типа тех ради которых ребятишки отправляют крышки от коробок с кашей, ловко вставленный в его жопу, <text:span text:style-name="T269">так что он может запускать его всякий раз пёрднув с определённой магнитудой. Он здорово наловчился перемежать свою музыку этими выперднутыми УУИИИИииии, теперь занят тем, чтобы они звучали в правильной тональности, новейшая рефлективная дуга, ухо-мозг-руки-жопа, и возвращение в невинность тоже. Купцы в эту ночь все торгуются малость замедлено. Сентиментальный Бодайн думает это потому, что они слушают его песню. Может и слушают. Вязанки свежих листьев Коки, только что из Анд, превращают заведение в какой-то гулкий Латинский склад, накануне революции, которая никогда не наступит ближе, чем дым грязнящий небо над тростниками, иногда, в долгие кружевные послеполудни у окна….</text:span></text:p>
      <text:p text:style-name="P78">Уличные пострелята заняты Рутиной Работящего Эльфа, <text:span text:style-name="T270">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забросили попытки удерживать его воедино, хотя бы даже как понятие—«это стало </text:span><text:soft-page-break/><text:span text:style-name="T270">слишком отдалённым»,– <text:s/>всё что они обычно говорят.) Почувствовал ли сейчас Бодайн, что его собственная сила однажды вскоре может оказаться недостаточной: что скоро, как все остальные, <text:s/>он должен будет отпустить? </text:span><text:span text:style-name="T33">Но кто-то же должен держать, не может же это случиться со всеми нами—нет, это было бы уже чересчур...Ракетмэн, Ракетмэн. Бедный ты долбоёб.</text:span></text:p>
      <text:p text:style-name="P25">– <text:span text:style-name="T271">Слушай сюда. Я хочу чтоб ты взял это. Понимаешь? Это тебе.</text:span></text:p>
      <text:p text:style-name="P79">А он вообще может слышать? Может видеть эту тряпку, это пятно?</text:p>
      <text:p text:style-name="P26">– <text:span text:style-name="T272">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ё 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краватных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text:span><text:span text:style-name="T34">все</text:span><text:span text:style-name="T272"> были там. Они сдёргивали одежду, вырывали чеки из чековых книжек, отрывали куски у газет друг друга, лишь было бы им чем промакнуть кровь Джона Дилинджера. Мы обезумели. Агенты нас не останавливали. Просто стояли, а дым ещё курился из их стволов покуда люди все набросились на ту кровь на улице. Наверно я поддался не раздумывая. Но в этом было </text:span><text:span text:style-name="T34">что-то ещё</text:span><text:span text:style-name="T272">. Что-то <text:s/>должно быть мне нужное… поэтому я отдаю это тебе. Окей? Это кровь Дилинджера тут. Была ещё тёплой когда я собирал. Они не хотели бы, чтоб ты <text:s/>считал чем-то кроме как «обычным преступником»—но голова у Них слишком высоко над Их жопой—он всё же сделал то, что сделал. Пошёл и отмутузил Их прямо в туалетной уединённости Их банков. Какая разница о чём он </text:span><text:span text:style-name="T34">думал</text:span><text:span text:style-name="T272">, раз это ему не мешало? А и не важно почему мы это делаем, тоже. Роки? Да не нужны нам резонные основания, а просто лишь та </text:span><text:span text:style-name="T34">милость</text:span><text:span text:style-name="T272">. Физическая милость чтоб всё срабатывало. Храбрость, мозги, конечно, Окей, но без той милости? Забудь и думать. Ты когда-нибудь</text:span>—<text:span text:style-name="T273">пожалуйста, ты слушаешь? Эта вот штука работает. Правда-правда. Дл меня срабатывала, но я уже миновал стадию Дамбо, я могу летать и без неё. Но ты. Роки. Ты….</text:span></text:p>
      <text:p text:style-name="P80">Это не стало последней их встречей, но впоследствии рядом всегда <text:span text:style-name="T274">был кто-то ещё, кризисы с наркотой, возмущение из-за палева, настоящего или нависшего, а потом, как и боялся, Бодайн стал начинать, беспомощно, со стыдом, отпускать Слотропа. В определённых запарках теперь, когда он видит белую сеть разброшенную по всем направлениям, он толкует её как эмблему боли или смерти. Он начал проводить боьше своего времени с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дням ветер приносит <text:s/>пыль аспирина с завода Байер. Люди вдыхают её и становятся <text:s/>присмиревшими.</text:span></text:p>
      <text:p text:style-name="P81">Они оба чувствуют её отсутствие. <text:span text:style-name="T275">Бодайн вскоре обнаруживает, что его характерно наглый смех, </text:span><text:span text:style-name="T35">хйех, хйех,</text:span><text:span text:style-name="T275"> стал более Немецким, </text:span><text:span text:style-name="T35">тйахц, тйахц</text:span><text:span text:style-name="T275">. Он также принимает неоторые из давних обликов Магды. Добродушные и удобные для вхождения облики, как на балу маскараде. Это трансвестизм заботливости и в первый раз в жизни случается с ним. Хотя никто не спрашивает, слишком заняты делами, он считает, что это нормально. <text:s text:c="2"/></text:span></text:p>
      <text:p text:style-name="P82">Свет в небе натянутый и чистый, в точности ириска после двух первых вытяжек. </text:p>
      <text:p text:style-name="P27">– <text:span text:style-name="T276">Умереть странной смертью,</text:span>– <text:span text:style-name="T277">Гость Слотропа мог к тому времени нацарапать строки углём на стене, голосами в трубе, людскими созданиями на дороге,</text:span>– <text:span text:style-name="T278">цель жизни в том, чтобы умереть странной смертью. Сделать так, что </text:span><text:span text:style-name="T36">как бы она ни нашла тебя</text:span><text:span text:style-name="T278">, нашла бы тебя при очень странных обстоятельствах. Такою жить жизнью….</text:span></text:p>
      <text:p text:style-name="P59"/>
      <text:p text:style-name="P83"><text:soft-page-break/>Экспонат Т-1729.06, Бутылка содержащая 7 кс Майского вина. Анализ <text:span text:style-name="T279">показывает наличие сушёного ясменника, лимонной и апельсиновой кожуры.</text:span></text:p>
      <text:p text:style-name="P83"/>
      <text:p text:style-name="P84">Веточки ясменника, известного также как Хозяин Лесов, носили ранние воины Тевтоны. Он даёт успех в битве. <text:span text:style-name="T280">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ее фото было на единственном альбоме когда-либо <text:s/>записанном Дураком, Английской рок-группой—семеро музыкантов позируют, в нахальном стиле ранних Стоунз, возле давней воонки ракеты-бомбы, в Ист-Энде, или к Юг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я….)</text:span></text:p>
      <text:p text:style-name="P86">Теперь тут только лишь <text:span text:style-name="T281">раскосый кошачий глаз заката <text:s/></text:span>остался <text:span text:style-name="T281">на равнине в этот вечер, ярко серый напротив пурпурного потолка облаков, с радужкой из серого потемнее. Он более виден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рта тоже, оставить позади яркий след цвета, чтоб людям было на что указывать в их отсутствии). Ожидается, что они примут резолюцию сегодня с просьбой к Великобритании о предоставлении <text:s/>статуса члена Содружества и возможно даже подадут заявку на членство в НАТО. Детей в приходских школах опросили молиться за их успех. Может 13 лет скрытного сотрдничества Ватикана прояснил разницу между тем, что свято, а что нет? Ещё одно Государство формируется в ночи, не без театральности и увеселений. Так что в эту ночь преобладает </text:span><text:span text:style-name="T37">Maitrinke</text:span><text:span text:style-name="T281">,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text:span></text:p>
      <text:p text:style-name="P87">Пусть шеренга <text:span text:style-name="T282">х</text:span>ора выступит героически: <text:span text:style-name="T282">16 оборванных выпучивших глаза старожилов, что бесцельно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груди, щиколотки без носков постоянно извоженные пылью маленких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и-ходу!, в доме единственного в Нидершаумдорфе доктора, здоровенный шприц для уколов и иглу. Сегодня будут вводить </text:span><text:span text:style-name="T38">вино</text:span><text:span text:style-name="T282">. Если полиция в пути, если далеко на дороге некие дикие уши могут уже различить рокот оккупационной колонны за <text:s/>километрами ночи, машут из-за пределов видимости, из-за наислабейшего брезжения <text:s/>первых фар, всё равно никому не удастся сломить кружок. Вино будет распоряжаться всем что произойдёт. Разве тебе не случалось очнуться с ножом в руке и головой в унитазе, муть длинной крови сейчас сплюнется из-под верхней губы, и рухнуть обратно на вытертый красный капилляристый ворс где ничего такого никак не могло ведь быть? И очнуться опять к женскому визгу, к воде канала, что леденит твои притопленные ухо и глаз, опять к несчётным Крепостям пикирующим с неба, опять, опять….Но нет, никогда до конца.</text:span></text:p>
      <text:p text:style-name="P151"><text:span text:style-name="T66">Винная поспешность: винная поспешность смеётся над притяжением, оказываешься под потолком лифта, </text:span><text:span text:style-name="T67">что взмывает </text:span><text:span text:style-name="T61">вверх</text:span><text:span text:style-name="T67"> и уже никак не опуститься. </text:span><text:span text:style-name="T68">Ты разделяешься надвое, на Двух основных, и каждому «я» известно про друго</text:span><text:span text:style-name="T69">е.</text:span></text:p>
      <text:p text:style-name="P96"><text:soft-page-break/></text:p>
      <text:p text:style-name="P157"><text:span text:style-name="T69">О</text:span><text:span text:style-name="T65">ккупация Мингборо</text:span></text:p>
      <text:p text:style-name="P88">Грузовики катят подгору, где шоссе Штата сужается, примерно в три часа дня. <text:span text:style-name="T283">Все фары горят. Устремлённый электрический взгляд за взглядом переваливают через гребень холма, между деревьев клёна. Шум ужасный. Коробки передач трещат как каждая из машин достигает конца спуска, усталые крики «На двойное сцепление, идиот!» доносятся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он проиграет Питу Дюфей. У неё с Дюфей будет дочка по имени Ким, а косички Ким будут макаться в школьные чернильницы Хоганом-младшим. Всё так и будет, оккупация там или нет, с или без дяди Тайрона.</text:span></text:p>
      <text:p text:style-name="P89">Дождя в воздухе прибывает. <text:span text:style-name="T284">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деленной с кондитерской в подстриженной зелени, где он дожидался первого кусочка очень жёлтого школьн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рухи. Сувениры из ранней империи, они блестят как катафалки сейчас в предчувствии дождя. Рабочие отделения уже складывают баррикады, а группа зачистки вторглась в серую вагонку Магазина Пиццини, что стоит здоровенным амбаром 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text:s/>через два участка, которые не точно прилегают спиной-к-спине, так что огибаешь один забор, а дальше по проезду. Оба они окаменело смолистые и чёрные дома старушек, полные кошек, живых и чучельных, запятнанных абажуров, салфеточек и скатёрочек на стульях и столах, и предсмертного полумрака. Потом тебе надо пересечь улицу, пройти по подъездной дорожке миссис Снод вдоль штокроз, через проволочные ворота и задний двор Сантора, через забор-перила, где ограда заканчивается, пересечь твою улицу, и дома….</text:span></text:p>
      <text:p text:style-name="P90">Но тут оккупация. Возможно уже запретили детям <text:span text:style-name="T285">срезать напрямик, как и передвижения взрослых. Может уже слишком поздно идти домой.</text:span></text:p>
      <text:p text:style-name="P90"/>
      <text:p text:style-name="P158">Опять в Der Platz</text:p>
      <text:p text:style-name="P91">Густав и Андрэ вернулись из Коксэвена, свинтили мембранодержатель и мембрану из казу <text:span text:style-name="T286">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еров, из отдела двигателя, для проведения долгосрочного изучения оптимального дизайна трубки для гашиша—в значениях скорости потока, передачи тепла, контроля отношения воздух-дым, совершенная форма оказывается форма классического </text:span><text:span text:style-name="T39">казу</text:span><text:span text:style-name="T286">!</text:span></text:p>
      <text:p text:style-name="P93">Ага, ещё одна странная вещь у казу: поворотная резьба над мембраной в точности такая же как у <text:span text:style-name="T287">патрона </text:span>электролампочки. <text:span text:style-name="T288">Густав, старый добрый Капитан Ужас, в очень жёлтых Английских очках для стрельбы («помогает тебе быстрее попасть в вену: по-моему»), любит провозглашать это чистой подписью Фебуса.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text:span><text:soft-page-break/><text:span text:style-name="T288">мембраны заглушая её,– «Видал? Фебус даже стоит за </text:span><text:span text:style-name="T40">казу</text:span><text:span text:style-name="T288">. Ха! Ха! Ха! </text:span><text:span text:style-name="T40">Schadenfreude</text:span><text:span text:style-name="T288">, хуже чем затяжной луковый пердёж, заполоняет комнату.</text:span></text:p>
      <text:p text:style-name="P94">Но <text:s/>лампочка Густава<text:span text:style-name="T70">—</text:span>никто иной как наш друг Байрон<text:span text:style-name="T70">—</text:span>хочет сказать нет, <text:span text:style-name="T289">это вовсе не так, это Казу провозглашает братство со всеми пойманными и угнетёнными электролампами…. </text:span></text:p>
      <text:p text:style-name="P92"><text:s/><text:span text:style-name="T290">Здесь идёт кино, по секрету. На этаже, 24 часа в сутки, как ни заглянешь точно, всё тоже грёбанное кино! По настоящему наглый и безвкусный фильм Герхарда фон Гёля из ежедневных съёмок фактически для проектка, который никогда не будет завершё. Шпрингер просто планирует так и крутить без конца, по секрету. Называется </text:span><text:span text:style-name="T41">Новый Наркотик</text:span><text:span text:style-name="T290">, и об этом-то всё кино, новейший вид наркотика о котором никто вообще не слыхал. Самая сволочная характеристика у этой хрени, что <text:s/>как только ты принял она делает тебя неспособным когда-либо хоть кому-то сказать как она вообще действует, или ещё хуже, где её можно достать. Толкачи тоже без понятия как любой другой. Всё, на что можешь надеяться, что прижучишь кого-то в момент приёма (впрыскивает? курит? глотает?) <text:s/>дозу. Это такой наркотик, что сам </text:span><text:span text:style-name="T41">тебя</text:span><text:span text:style-name="T290">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те себе представить до чего наркозадроченное и безрассудное понятие про развлекуху нужно иметь для ежедневного звукоредактирования всего этого). Мелькают титры вроде</text:span></text:p>
      <text:p text:style-name="P92"/>
      <text:p text:style-name="P95">ГЕРХАРДТ ФОН ГЁЛЬ АМИТАЛ-НАТРИЕВЫЙ МУДАК!</text:p>
      <text:p text:style-name="P91"/>
      <text:p text:style-name="P97">А вот он и сам, <text:span text:style-name="T291">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какая неловкость, косяком, в довольно распущенно ухмыляющемся рту—«Через зло и орлов»,– мелет Шпрингер,– «климат блондинит своим путём, ибо они не сила под развяз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короля….»– ну там идёт немало ещё такой же потетени, как раз время отвлечься на попкорн, за который в Platz катят семена ипомеи разжаренные до коричневых взрывчиков. Никакая регулярная компания здесь вообще-то не собирается смотре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ксаграмма вытатуирована на каждом пальце ступни, которые не могут оставаться долго на одном месте, а почему? Из-за гексаграммного зуда! приспотыкиваются также бродячие магистры магии, что не могут сдерживаться и не распахиваться настежь <text:s/>перед разрушительными посещениями от Клиппота, хохмачей с доски Уиджа, полтергейстов, всякой сволочи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такому…. Решения такого рода для а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всё такое, каждый вырвавшийся смешок или вздох, всё так и идёт под смертным приговором, чья глубокая красота ангелу и близко никогда не доходила….</text:span></text:p>
      <text:p text:style-name="P97"/>
      <text:p text:style-name="P159">Таро Вайсмана</text:p>
      <text:p text:style-name="P98"><text:soft-page-break/>Таро Вайсмана лучше, чем у Слотропа. <text:span text:style-name="T292">Вот настоящие карты, в точной последовательности как они вышли.</text:span></text:p>
      <text:p text:style-name="P99">Сигнификатор: <text:s/>Рыцарь Мечей</text:p>
      <text:p text:style-name="P99">Покрыт: Башней</text:p>
      <text:p text:style-name="P99">Прекрещен: Королевой Мечей</text:p>
      <text:p text:style-name="P99">Венчание: Король Кубков</text:p>
      <text:p text:style-name="P99">Под: Тузом Мечей</text:p>
      <text:p text:style-name="P99">Впереди: 4 Мечей</text:p>
      <text:p text:style-name="P99">Позади: 4 Пентаклов</text:p>
      <text:p text:style-name="P99">Сам: Паж Пентаклов</text:p>
      <text:p text:style-name="P100">Дом: 8 Кубков</text:p>
      <text:p text:style-name="P100">Надежды и Страхи: 2 Мечей</text:p>
      <text:p text:style-name="P101">Что Выйдет: Весь Мир</text:p>
      <text:p text:style-name="P102">Он является сперва в сапогах и знаках различия верхом на чёрной лошади в скачке, что ни он ни конь не могут контролировать, <text:span text:style-name="T293">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где пробивается солнечный свет, громадными кругами, прожектора на танцевальной площадке.</text:span></text:p>
      <text:p text:style-name="P103">Он отец, которого тебе никогда не удастся убить до конца. <text:span text:style-name="T294">Эдипова ситуация в Зоне нынче просто ужасна. Никакого благородства. Матери омужичились до состояния старых потёртых 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убить их, мы обречены сейчас на всё ту же пассивность, всё те же мазохистские фантазии что лелеяли </text:span><text:span text:style-name="T42">они </text:span><text:span text:style-name="T295">втайне, а ещё хуже, мы обречены в своей слабости прикидываться мужами власти, которых наши собственные дети малые должны енавидеть, и стремиться узурпировать место, и у них не выходит… Так поколение за поколением людей влюблённых в боль и пассивность отбывают свой срок в Зоне, молча, издавая запах увядшей спермы, страшась смерти, отчаянно втянувшись в удобства, что им продают со стороны, насколько угодно ненужные, безобразные и мелкие, соглашаясь, чтоб жизнь их определяли другие, чей единственный дар в смерти.</text:span></text:p>
      <text:p text:style-name="P150">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прочитывают её как семяизвержение и останавливаются <text:s/>на этом. Другие видят символ Гностиков или Катаров, для Римской Церкви, что сводится к любой другой Системе нетерпящей ереси: система, которая, по своей природе, должна рано или поздно пасть. Теперь мы знает также что это ещё и Ракета.</text:p>
      <text:p text:style-name="P104">Члены Ордена Золот<text:span text:style-name="T298">ист</text:span>ого Рассвета считают, <text:span text:style-name="T296">что Башня представляет победу над роскошью и мстящую силу. Как Гебельс, несмотря на все свои профессиональные разглагольствования, верил в Ракету как в мстителя.</text:span></text:p>
      <text:p text:style-name="P105">На Древе Жизни каббалистов, <text:span text:style-name="T297">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span></text:p>
      <text:p text:style-name="P106">Но каждая из Сфирот преследуется соответствующим ей <text:span text:style-name="T299">демоном или </text:span>Клипотом. <text:span text:style-name="T300">Для Нецаха это Гараб Церек, для Хода это Шамаел, Отрава Господа. Никто не звал демонов ни на один из уровеней, но тут возможно срабатывает малюсенькая незащищённость перед ощущением </text:span><text:soft-page-break/><text:span text:style-name="T300">падения, тот вид очень отвесного и несоразмеримого падения, которое встречаем во снах, падение скорее сквозь пространства, чем среди предметов. <text:s/>Хотя каждый из различных Клипотов может производить только лишь свой определённый сорт зла, действие на пути 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text:span><text:span text:style-name="T43">лучше</text:span><text:span text:style-name="T300"> задумайтесь </text:span><text:span text:style-name="T43">по второму разу</text:span><text:span text:style-name="T300">!). Вороны Смерти отведали теперь Отравы Господа… но в дозах достаточно малых, чтобы не окачурится а поиметь, как от </text:span><text:span text:style-name="T43">Amanita muscaria</text:span><text:span text:style-name="T300">, весьма необычное состояние ума…. Они не имеют официального наименования, но именно они демоны покровители Ракеты.</text:span></text:p>
      <text:p text:style-name="P107">Вайсман перекрещён Королевой его масти. <text:span text:style-name="T301">Возможно что сам себя, по таскалову. Она главное препятствие <text:s/>на его пути. В его основание это единственный меч пылающий внутри короны: снова Нецах, победа. В Американской колоде эта карта превратилась в Туза Пик, которая 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 что пытается уберечь свой конфетный домик от неисчислимых откусчиков во тьме снаружи. На подходе, перед ним, является пир кубков, сытость. До хрена винища и хлебов ожидает Вайсмана вскоре. <text:s/>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text:s/>достаточно точное описание Зоны в наши дни, и это описывает его глубочайшие надежды, или страхи.</text:span></text:p>
      <text:p text:style-name="P108">Сам же, каким Мир его видит: обучающийся наукам юный Паж <text:span text:style-name="T302">Пентаклов, в размыщлениях над своим магическим золотым талисманом. Паж может также представлять собой молдодую девушку. Но Пентаклы описывают людей очень тёмной наружности, так что паж пости наверняка Енцин в молодости. А Вайсман может наконец, таким ограниченным способом доски объявлений, стал тем, что он любил сперва. </text:span></text:p>
      <text:p text:style-name="P109">Король Кубков, венчающий его надежды, <text:span text:style-name="T303">светловолосый король-интеллектуал.</text:span></text:p>
      <text:p text:style-name="P110">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text:span text:style-name="T304">Он почти наверняка там и будет. <text:s/>Ищите повыше, а не внизу. Его будущая карта, карта о том, что будет, это Мир.</text:span></text:p>
      <text:p text:style-name="P110"/>
      <text:p text:style-name="P164">Последняя зелень с Лиловым</text:p>
      <text:p text:style-name="P123">Хит зарастает зелёным с лиловым во всех направлениях, земля и вереск, во <text:s/>всех направлениях, старятсяtoken intellectuals</text:p>
      <text:p text:style-name="P123">Нет. То было весной.</text:p>
      <text:p text:style-name="P123"/>
      <text:p text:style-name="P165">Конь</text:p>
      <text:p text:style-name="P111">В поле, вне поляны и деревьев, последний конь стоит, потускнелый до серебряно-серо<text:span text:style-name="T305">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span></text:p>
      <text:p text:style-name="P112"><text:soft-page-break/>Теперь та жертва стала политическим актом, <text:span text:style-name="T306">актом Цезаря, последнего коня интересует лишь как начинается ветер сегодня: подымется сперва, старается про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поднимается, и дрожь пробегает по телу. Его хвост хлещет по чистой увёртливой плоти ветра. Жертвоприношение в роще начинается.</text:span></text:p>
      <text:p text:style-name="P112"/>
      <text:p text:style-name="P160">Исаак</text:p>
      <text:p text:style-name="P113">В одной из Агадских легенд из 4-го примерно столетия <text:span text:style-name="T307">говорится, что </text:span>Исаак, <text:span text:style-name="T307">в момент когда Авраам был готов принести его в жертву на Мовре, увидел преддверия Трона. Для практикующего мистика, видение и прохождения чрез эти чертоги один за другим, ужасно и сложно. Ты должен не только быть натаскан в противознаках и печатях, не только иметь физическую подготовку тренингом и воздержанием, но также торчком стоячую решимость, которая никак у тебя не падает. Ангелы у дверей будут пытаться обжулить тебя, запугать, сыграть всевозможно жестокие шутки, чтоб сбить тебя с пути. Клипоты, скорлупа мертвецов, будут использовать всю твою любовь к друзьям кто пересёк уже против тебя. Ты выбрал активный путь, и тут уж не будет промашек без того, чтоб подвергнуться самой смертельной опасности. </text:span></text:p>
      <text:p text:style-name="P114">Другой путь тёмен и женственен, пассивный, <text:span text:style-name="T308">самоотречение. Исаак под ножом. Блестящий кра ширится в прихожей,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невиности….) Сверхъестественный свет брезжит впереди, почти синий среди всей этой позолоты и стёкол. 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шариоте Меркаба, несмотря на его последние слабые проблески человечности, последние жесты к возможности магии, надвигается неотвратимо….</text:span></text:p>
      <text:p text:style-name="P114"/>
      <text:p text:style-name="P161">Пред-Старт</text:p>
      <text:p text:style-name="P115">Гигантская белая муха: <text:span text:style-name="T309">стоячий член жужжит в белом кружеве, в свернувшейся кров</text:span><text:span text:style-name="T3">и́</text:span><text:span text:style-name="T309"> или сперме. Его гладкие ступни, связаны вместе, в белых атласных тапочках с белыми бантиками. Его красные соск</text:span><text:span text:style-name="T3">и́</text:span><text:span text:style-name="T309">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затылком. Его рот заткнут белой перчаткой козлиной кожи. Вайсман составлял вксь символизм сегодня. Перчатка это женский эквивалент Руки Славы, которую форточники применяют ля освещения в твоём доме: свеча в руке мертвеца, торчком как встанут все твои ткани при первой сладостной пробежки язычком твоей любовницы Смерти. Перчатка это полость куда входит Рука, так же как 00000 лоно куда возвращается Готфрид.</text:span></text:p>
      <text:p text:style-name="P116"><text:span text:style-name="T310">Всуньте его. Не Прокрустово ложе, но подогнанное для его приёма. Оба, мальчик и Ракета, спроектированы одновременно. Её стальная задница изо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text:span><text:soft-page-break/><text:span text:style-name="T310">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text:s/>ещё пара минут. Жидкий кислород бежит замораживая так близко к твоей щеке, кости мороза обжечь тебя до потери чувств. Скоро и огонь 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Готовься, </text:span><text:span text:style-name="T44">Liebchen</text:span><text:span text:style-name="T310">.</text:span></text:p>
      <text:p text:style-name="P59"/>
      <text:p text:style-name="P162">Конструкция</text:p>
      <text:p text:style-name="P117">Ему уделили оконце искусственного сапфира <text:span text:style-name="T311">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Ochsen-Augen в дни Пра-прабабушек, в дни до оконного стекла….</text:span></text:p>
      <text:p text:style-name="P118">Часть испаряемого кислорода направлена через Imipolex саван Готфрида. <text:span text:style-name="T312">В одно его ухо хирургически вживлён крохотный динамик. Он блестит как красивая серьга. Сигнал прит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text:span></text:p>
      <text:p text:style-name="P118"/>
      <text:p text:style-name="P163">Музыка Погони</text:p>
      <text:p text:style-name="P119">И наконец-то, после выдающейся карьеры восклицаний, «Боже мой, мы опоздали!», <text:span text:style-name="T313">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бестолочей Жёлтого Вражины, в самом худшем случае неопровержимая улика оставлена рядом с трупом—теперь, наконец, Сэр Дэнис Нейланд Смит, прибудет, Боже мой, </text:span><text:span text:style-name="T45">слишком</text:span><text:span text:style-name="T313"> поздно.</text:span></text:p>
      <text:p text:style-name="P120">Супермэн влетит, ботинками вперёд, на покинутую поляну, стартовый подъёмник выдыхает масло через изношенную прокладку, смолав выжата из деревьев, горькая манна для этого горчайшего из случаев. <text:span text:style-name="T314">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рпивычке за пинтой ржаного в кармане своего костюма, и почувствует как он стосковался по кружевным балконам Бредбери Билдинг. </text:span></text:p>
      <text:p text:style-name="P121">Субмаринер и его многоязычная банда напорятся на неполадки с батареей. <text:span text:style-name="T315">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text:s/>остывший костёр, чтобы присесть на корточки и поточить свой нож.)</text:span></text:p>
      <text:p text:style-name="P122">«<text:span text:style-name="T316">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text:span><text:span text:style-name="T46">Daily Planet</text:span><text:span text:style-name="T316">. </text:span><text:span text:style-name="T46">Да Джимми, должно быть </text:span><text:span text:style-name="T47">в</text:span><text:span text:style-name="T46"> тот день как я столкнулся с той непонятностью, те пара секунд абсолютной загадки… ты знаешь, Джимми, время—время странная штука</text:span><text:span text:style-name="T316">….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их система, увидят, что непонятности начинают случаться всё чаще и чаще, объявляя перекройку ткани старомодного времени, и они назовут это раком, и просто не будут знать к чему всё идёт, или что всё это значит, Джимми…. </text:span></text:p>
      <text:p text:style-name="P124">В эти дни он понимает, что ему просто не хватает собак. <text:span text:style-name="T317">Кто бы подумал, что он когда-нибудь станет сентиментальничать из-за своры слюнявых шавок? Но здесь ав Под-министерстве всё до того лишено запаха, лишено прикосновения. Сенсорное голодание, на какое-то время, и впрямь </text:span><text:soft-page-break/><text:span text:style-name="T317">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а это просто привычка, ретро-научность: прощальный взгляд вспять на дверь в Стокгольм, что закрылась для него навсегда. Записи начали обрываться, 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text:s/>он мог подметить <text:s/>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text:s/>всё ещё оставались моменты творческого вызова— </text:span></text:p>
      <text:p text:style-name="P125">Да, что ж, он экс-учёный теперь, <text:s/><text:span text:style-name="T318">из тех <text:s/>кто никогда не Продвинулся Настолько, чтобы начать говорить о Боге, румянощёкий милый седовласый эксцентричный лепет с удобной позиции своего Лауреатства—нет, ему так и остаться с Причиной и Следствием, и прочими частями его 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text:span></text:p>
      <text:p text:style-name="P125"/>
      <text:p text:style-name="P166">Обратный Отсчёт</text:p>
      <text:p text:style-name="P126">Обратный отсчёт каким мы его знаем, 10-9-8-u.s.w., был изобретён Фрицем Лангом в 1929 для Ufa фильма <text:span text:style-name="T4">Die Frau im Mond</text:span>. <text:span text:style-name="T319">Он вставил его в сцену пуска для нагнетания напряжённости. «Это ещё один из моих чёртовых ‘туше’»,– сказал Фриц Ланг. </text:span></text:p>
      <text:p text:style-name="P28">– <text:span text:style-name="T320">В момент Творения,</text:span>– <text:span text:style-name="T320">поясняет представитель Каббалистов Стив Эдельман,</text:span>– <text:span text:style-name="T320">Бог послал пульс энергии в пустоту. Тот вскоре разделился и рассортировался в десять различных сфер или аспктов,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балистов направлены на то, чтобы сделать путешествие успешным. </text:span></text:p>
      <text:p text:style-name="P29">– <text:span text:style-name="T321">Итак, Сефирот укладывается в структуру, которая именуется Древом Жизни. Оно же также тело Бога. Между десятью сферами проведены 22 пути. Каждый путь соответствует одной букве Еврейского алфавита, а также какой-либо из кар называемых «Главная Аркана» в Таро. Поэтому хотя обратный отсчёт для Ракеты кажется сериальным, на самом деле он скрывает Древо Жизни, которое должно восприниматься всё целиком, вместе, в параллельности.</text:span></text:p>
      <text:p text:style-name="P30">– <text:span text:style-name="T322">Некоторые Сефироты активны, или мужские, другие пассивны, или женские, но само Древо является единством коренящимся точно в </text:span><text:span text:style-name="T48">Bodenplatte</text:span><text:span text:style-name="T322">. Это ось определённой Земли, нового рапределения, призванного к жизни Великим Пламенем.</text:span></text:p>
      <text:p text:style-name="P31">– <text:span text:style-name="T323">Но с новой осью, с Землёй крутящейся по-новому,</text:span>– <text:s/><text:span text:style-name="T323">доходит посетителю,</text:span>– <text:span text:style-name="T323">что происходит с астрологией?</text:span></text:p>
      <text:p text:style-name="P32">– <text:span text:style-name="T324">Знаки меняются, идиот,</text:span>– <text:span text:style-name="T324">резко бросает Эдельман, доставая свою баночку Торазина семейных размеров. Он стал настолько втянувшимся пользователем этого транквилизатора, что цвет его лица тревожно потемнел до шиферно-пурпурного. Этоо делает его диковинкой на здешних улицах, где все гуляют загорелыми и красноглазыми от одного раздражающего средства или иного. Дети Эдельмана, проказливые дьяволята, недавно затеяли подкладывать пластинчатые конденсаторы из выброшенных транзисторных приёмников в Папашину банку с Терозином. Для его невнимательного глаза они едва ли отличались: так что какое-то время Эдельман считал, что в нём должно быт развивается терпимость, и что Бездна подобралась невыносимо близко, отделённая каким-нибудь всего лишь одним происшествием</text:span>—<text:span text:style-name="T325">сирена на улице, реактивный самолёт рокочет на холостом ходу</text:span>—<text:span text:style-name="T326">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text:span></text:p>
      <text:p text:style-name="P33">– <text:span text:style-name="T327">Вот,</text:span>– <text:span text:style-name="T327">вскидывает увесистую проксеренную кипу,</text:span>– <text:span text:style-name="T328">Эфемерис. Основано на новой ротации.</text:span></text:p>
      <text:p text:style-name="P34">– <text:span text:style-name="T329">Вы имеете ввиду кто-то действительно нашёл </text:span><text:span text:style-name="T49">Bodenplatte</text:span><text:span text:style-name="T329">? Полюс?</text:span></text:p>
      <text:p text:style-name="P35"><text:soft-page-break/>– <text:span text:style-name="T330">Сама дельта-т. Это публиковалось, естественно. Находка «экспедиции Кайзербарт».</text:span></text:p>
      <text:p text:style-name="P127">Псевдоним по всей видимости, всем известно, что Кайзер брил бороду.</text:p>
      <text:p text:style-name="P127"/>
      <text:p text:style-name="P167">Настро<text:span text:style-name="T331">йка</text:span> в Апполонскую Мечту...</text:p>
      <text:p text:style-name="P128">Когда что-то реальное <text:span text:style-name="T333">в</text:span>от-вот произойдёт с тобой, <text:span text:style-name="T332">ты движешься навстречу неся перед собой какую-то прозрачную <text:s/>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text:span></text:p>
      <text:p text:style-name="P128"/>
      <text:p text:style-name="P129">Тут в хвостовой секции 00000, <text:span text:style-name="T334">Готфрид нашёл эту чистую поверхность перед собой, фактически буквально: саван из Imipolex. Обрывки из его детства всплывают в его насторожённости. Он вспоминает кожуру яблока, что лопается выпрысками, взгляд в изогнутое краснеющее пространство. Его глаза вобраны, прикованы, и дальше… Пластиковая поверхность микронно трепещет: серо-белый, издевательский, враг цвета.</text:span></text:p>
      <text:p text:style-name="P130">День снаружи холоден, <text:span text:style-name="T335">а</text:span> жертв<text:span text:style-name="T335">а в лёгком одеянии, но ему тепло <text:s/>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span></text:p>
      <text:p text:style-name="P131">Микрофонные переговоры бубнят в его подключённое ухо. <text:span text:style-name="T336">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span></text:p>
      <text:p text:style-name="P132">Мягкий запах Imipolex<text:span text:style-name="T71">’</text:span>а, окутывающего его полностью, знаком ему. Его не пугает этот запах. <text:span text:style-name="T337">Такой же был в комнате, где он заснул, очень давно, так глубоко в сладком парализованнном детстве… это там он начал видеть сны. А теперь пришло время просыпаться, в дыхание что становилось уже совсем реальным. Ну же, проснись. Всё хорошо.</text:span></text:p>
      <text:p text:style-name="P132"/>
      <text:p text:style-name="P168">Орфей Опускает Арфу</text:p>
      <text:p text:style-name="P133">Лос-Анжелос (ПНС)<text:span text:style-name="T70">—Ричард М. Жлаб, ночной менедер Театра Орфей на Мельроуз, выступил против того, что он называет «безответсвенным употреблением гармоники». Или, собственно, «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ни было, Жлаб утверждает, что его очереди, особенно на вечерние представления, впали в состояние почти анархии по причине данного музыкального инструмента.</text:span></text:p>
      <text:p text:style-name="P134"><text:span text:style-name="T70">– </text:span>Это продолжается с нашего Фестиваля Фильмов Бенгта Экерота / Марии Сазарес,<text:span text:style-name="T70">– </text:span>жалуется Жлаб, <text:span text:style-name="T338">которому под пятьдесят, жировые складки под лицом в постоянной пятичасовой щетине (худшая <text:s/>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ов.</text:span></text:p>
      <text:p text:style-name="P38">– Эй, Ричард,– <text:s/>насмешничает прохожий,– я поймал твою Французкую манжету, глянь-ка,– <text:s/>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P135">Менеджер Жлаб слегка морщится: «<text:span text:style-name="T339">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text:span></text:p>
      <text:p text:style-name="P136">Упомянутый им случай всё ещё слушается. Стив Эдельман, бизнесмен из Голливуда, <text:span text:style-name="T340">обвинён в прошлом году по делу 11569 (Попытка Подстрекательства с Незаконным Инструментом), пребывающий сейчас в Атаскадеро под неопределённым наблюдением. Эдельман обвиняется в </text:span><text:soft-page-break/><text:span text:style-name="T340">том, что, пребывая в несанкционированном состоянии, попытался сыграть последовательность аккордов на Списке Департамента Юстиции, на улице и в присутствии свидетелей <text:s/>из целой очереди за билетами в кино. </text:span></text:p>
      <text:p text:style-name="P36">– <text:span text:style-name="T341">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что я хотел сказать, все подобные Эдельману. Разумеется, не все не нормальные люди в очереди. А-ха-ха. Вот, позвольте показать вам кое-что.</text:span></text:p>
      <text:p text:style-name="P37"><text:span text:style-name="T342">Он препровождает вас в чёрный Менеджерский Фольксваген, и прежде, чем успеваете опомниться, вы уже на автострадах. Возле разъезда на Сан Диего и Санта Моника, Жлаб указывает на участок асфальта: «Вот тут я впервые увидал одного. Он вёл Фолькса. Представьте. Я глазам своим не мог поверить».</text:span>– <text:span text:style-name="T343">Но трудно всё внимание целиком удерживать на Менеджере Жлабе. <text:s/>Автострада Санта Моника традиционно является сценой всех форм немыслимых автомобильных безрассудств известных человеку. Она не белая и благовоспитанная как Сан Диего, и не коварно спланированная как Посадена, и не настольно гетто-самоубийственная как Гавань. Нет, некоторые не осмеливаются сказать этого, но Санта Моника автострада для уродов, и все они тут сегодня, делая трудным для тебя следовать за поучительной историей Менеджера. Не можешь сдержать некоторый вздрог отвращения, почти рефлексивного Сознания Что за Сорт, <text:s/>в их присутствии. Они гонят тараторя на тебя со всех сторон, роятся, выпячивают на тебя гллаза в боковые окна, играют на гармониках и даже на </text:span><text:span text:style-name="T50">казу</text:span><text:span text:style-name="T343">, в полном неуважении к Запретам.</text:span></text:p>
      <text:p text:style-name="P39">– <text:span text:style-name="T344">Расслабься,</text:span>– <text:span text:style-name="T344">в глазах Менеджера характерный блеск,</text:span>– <text:span text:style-name="T344">найдётся хорошо охраняемый дом для им всем, в </text:span><text:span text:style-name="T2">О́</text:span><text:span text:style-name="T344">круге Орандж. Как раз возле Диснейленда,</text:span>– <text:span text:style-name="T345">тут делает паузу, в точности как комик в ночном клубе, совсем один в своём дегтярном круге, белом как мел ужасе.</text:span></text:p>
      <text:p text:style-name="P40"><text:span text:style-name="T346">Хохот окружает тебя. Полный, верной аудитории хохот, врывающийся из четырёх точек обивки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text:span>—<text:span text:style-name="T347">у, да ладно</text:span>—<text:span text:style-name="T348">БОРЬБА С ОГНЁМ (ОБЫЧНЫМ), БОРЬБА С ОГНЁМ (ЯДЕРНЫМ), БОРЬБА С ОГНЁМ (ВЕЖЛИВО), СОБОРНАЯ АКУСТИКА….</text:span></text:p>
      <text:p text:style-name="P41">– <text:span text:style-name="T349">Нам приходится в общении пользоваться </text:span><text:span text:style-name="T51">определённым</text:span><text:span text:style-name="T349"> кодом,</text:span>– <text:span text:style-name="T350">продолжает Менедер.</text:span>– <text:span text:style-name="T351">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должны давать им </text:span><text:span text:style-name="T52">какой-то</text:span><text:span text:style-name="T351"> шанс. Не можем же мы отнимать у них надежду, верно?</text:span></text:p>
      <text:p text:style-name="P137">Фолььксваген теперь в центре Л.А., где поток машин теснится колонной из тёмных Линкольнов, нескольких Фордов, даже GMC, но ни одного Понтиака среди них. <text:span text:style-name="T352">На кажом ветровом стекле и заднем окне светящаяся оранжевая полоса, что прочитывается как ПОХОРОНЫ.</text:span></text:p>
      <text:p text:style-name="P138">Менеджер сейчас сопит. «<text:span text:style-name="T353">Он был одним из лучших. Я не ог сам присутствовать, но послал нескольких ассистентов высокого ранга. Разве кто-то его заменит, хотел бы я знать»,– нажимает потайную кнопку под панелью. Хохот на этот раз размеренные мужские о-хо-хо с налётом сигарного дыма, и выдержанного бурбона. Редко но громко. Фразы типа «Дик, ну ты и типус!» а так же «Вы только его послушайте!» тоже можно разобрать. </text:span></text:p>
      <text:p text:style-name="P42">– <text:span text:style-name="T354">У меня есть фантазия о том, как я умру. Думаю, что </text:span><text:span text:style-name="T53">они</text:span><text:span text:style-name="T354"> вам платят, но это ничего. Вот послушайте. В 3 часа утра, на Автостраде Санта Моника, тёплая ночь. Все окна у меня открыты. Иду на скорости 70, 75. <text:s/>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text:span></text:p>
      <text:p text:style-name="P139"><text:soft-page-break/>Мчась по Голливуд Автостраде, между таинственным прицепом под брезентом и цистерной жидкого водорода гладкой как торпеда, <text:span text:style-name="T355">мы нагоняем вероятную колонну любителей играть на гармонике. «Хотя бы тех тамбуринов нет»,– бормочет Жлаб.– «Уже не так много тамбуринов как в прошлом году, слава Богу».</text:span></text:p>
      <text:p text:style-name="P140">Обшитые жестью грузовики общественн<text:span text:style-name="T357">ых</text:span> питания крест-накрест после полудня. <text:span text:style-name="T356">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text:span></text:p>
      <text:p text:style-name="P141">Звук сирен застаёт тебя врасплох. <text:span text:style-name="T358">Жлаб смотрит резко в своё зеркало: «Ты не выдерживаешь, нет?»</text:span></text:p>
      <text:p text:style-name="P142">Но звук мощнее, чем у полиции. <text:span text:style-name="T359">Он охватывает бетон и смог, он наполняет долину и горы дальше, чем любой смертный когда-либо мог продвинуться… ог продвинуться во времени….</text:span></text:p>
      <text:p text:style-name="P43">– <text:span text:style-name="T360">Не думаю, что это полицейская сирена.</text:span>– <text:span text:style-name="T360">Твоё нутро схватило спазмой, ты тянешься к ручке настройки АМ радио.</text:span>– <text:span text:style-name="T54">Я</text:span><text:span text:style-name="T361"> </text:span><text:span text:style-name="T54">не думаю</text:span>—</text:p>
      <text:p text:style-name="P133"/>
      <text:p text:style-name="P169">Поляна</text:p>
      <text:p text:style-name="P44">– Räumen,– <text:span text:style-name="T362">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что всё как надо. Затем он поворачивается и шагает, с размеренной скоростью, к машине управления пуском. </text:span></text:p>
      <text:p text:style-name="P61"><text:span text:style-name="T70">– </text:span><text:span text:style-name="T4">Steuerung klar</text:span>?<text:span text:style-name="T70">– спрашивает он парня за панелью направления.</text:span></text:p>
      <text:p text:style-name="P45">– <text:span text:style-name="T4">Ist klar</text:span>.– <text:span text:style-name="T363">в огоньках от панели лицо Макса твёрдое, упрямое золото.</text:span></text:p>
      <text:p text:style-name="P46">– <text:span text:style-name="T4">Treibwerk klar?</text:span></text:p>
      <text:p text:style-name="P62"><text:span text:style-name="T70">– </text:span><text:span text:style-name="T4">Ist klar</text:span>,<text:span text:style-name="T70">– от Морица от панели двигателя ракеты. В микрофон висящий у него на шее, он передаёт в <text:s/>Комнату Управления,– </text:span><text:span text:style-name="T5"><text:s/>Luftlage klar</text:span><text:span text:style-name="T70">.</text:span></text:p>
      <text:p text:style-name="P62"><text:span text:style-name="T70">– </text:span><text:span text:style-name="T4">Schlüssel auf</text:span><text:span text:style-name="T64"> schiessen</text:span>,<text:span text:style-name="T70">– приказывает Блисеро.</text:span></text:p>
      <text:p text:style-name="P143">Мориц поворачивает главный ключ на ПУСК: «<text:span text:style-name="T4">Schlüssel steht auf </text:span><text:span text:style-name="T64">schiessen</text:span><text:span text:style-name="T63">».</text:span> </text:p>
      <text:p text:style-name="P152">Klar.</text:p>
      <text:p text:style-name="P144">Здесь полагаются затяжные драматические паузы. <text:span text:style-name="T364">Голова Вайсмана должна переполняться последними картинами сливочных ягодиц стиснутых страхом (не обосрался, </text:span><text:span text:style-name="T55">Liebchen</text:span><text:span text:style-name="T364">?)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в Темень в Вонь… Белый… Угол… Ждёт… Ждёт Чтобы—). Но нет, ритуал стиснул <text:s/>своей бархатной хваткой их всех. Такой сильной, такой тёплой….</text:span></text:p>
      <text:p text:style-name="P145"><text:span text:style-name="T70">– </text:span><text:span text:style-name="T4">Durchschalten</text:span>.<text:span text:style-name="T70">– голос Блисеро спокоен и ровен.</text:span></text:p>
      <text:p text:style-name="P47">– <text:span text:style-name="T4">Luftlage klar</text:span>,– <text:span text:style-name="T365">откликается Макс от панели направления.</text:span></text:p>
      <text:p text:style-name="P146">Мориц нажимает кнопку с пометкой <text:span text:style-name="T64">vorstufe</text:span><text:span text:style-name="T63">: «</text:span><text:span text:style-name="T1">Ist durchgeschaltet</text:span><text:span text:style-name="T63">».</text:span></text:p>
      <text:p text:style-name="P170">Пауза в 15 секунд пока кислородный бак набирает давление. </text:p>
      <text:p text:style-name="P170"><text:span text:style-name="T366">Свет вспыхивает на панели Морица.</text:span> </text:p>
      <text:p text:style-name="P152">Entlüftung. «Beluftung klar».</text:p>
      <text:p text:style-name="P153"><text:span text:style-name="T62">Загорается лампа зажигания: </text:span>Zundung. “Zundung klar. </text:p>
      <text:p text:style-name="P147">Затем, <text:span text:style-name="T4">«Vorstufe klar.» Vorstufe</text:span> <text:span text:style-name="T367">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text:span><text:soft-page-break/><text:span text:style-name="T367">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56">Hauptstufe</text:span><text:span text:style-name="T367">.</text:span></text:p>
      <text:p text:style-name="P148">Блисеро мастер. Он с самого начала научился впадать в транс, ожидая миг <text:span text:style-name="T368">озарения, который всегда приходит. Он никогд не говорил об этом вслух. </text:span></text:p>
      <text:p text:style-name="P154"><text:span text:style-name="T70">– </text:span>Hauptstufe.</text:p>
      <text:p text:style-name="P149"><text:span text:style-name="T5">– </text:span><text:span text:style-name="T4">Hauptstufe ist gegeben</text:span>.</text:p>
      <text:p text:style-name="P5">Панель задвинута насовсем.</text:p>
      <text:p text:style-name="P6">Два огонька заморгали. «Stecker 1 und 2 gefallen»,<text:span text:style-name="T70">–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6"/>
      <text:p text:style-name="P155">Взлёт</text:p>
      <text:p text:style-name="P7">Этот взлёт будет выдан Гравитации. <text:span text:style-name="T369">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8">Двигаясь теперь к такому свету где наконец яблоко будет цвета яблока. Нож прорезает яблоко, как нож разрезающий яблоко. <text:span text:style-name="T370">Всё там где оно есть, ничуть не яснее обычного, но конечно более здесь. Так много должно быть оставлено позади теперь, так быстро. Придавленный вниз-и-к-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57">это сделано </text:span><text:span text:style-name="T58">из</text:span><text:span text:style-name="T57"> пощад</text:span><text:span text:style-name="T58">ы</text:span><text:span text:style-name="T57">, Блисеро хотел, чтобы мне было легче, он знал, что я попытаюсь хвататься—держаться за каждый голос, шум или треск</text:span><text:span text:style-name="T370">—</text:span></text:p>
      <text:p text:style-name="P9">Он думает про их любовь в иллюстрациях для детей в <text:span text:style-name="T371">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372">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59">последний раз…</text:span><text:span text:style-name="T372"> <text:s/>ХВАТАЙСЯ когда уже остановится рёв? </text:span><text:span text:style-name="T59">Brennschluss</text:span><text:span text:style-name="T372">, когда бывал </text:span><text:span text:style-name="T59">Brennschluss</text:span><text:span text:style-name="T372">, </text:span><text:span text:style-name="T59">не может чтобы так быстро…</text:span><text:span text:style-name="T372"> но выгоревшее хвосто-жерло качнулось поперёк солнца и в жёлтых волосах жертвы призрак Брокена, чья-то, чего-то тень отброшенная отсюда в яркое 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59">Streckefuss</text:span><text:span text:style-name="T372">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59">бело что</text:span><text:span text:style-name="T372"> <text:s/>ХВАТАЙСЯ тот пёс был рыжим сеттером, голова последней собаки, добрая псина пришла проводить его </text:span><text:span text:style-name="T59">не могу </text:span><text:soft-page-break/><text:span text:style-name="T59">вспомнить что значит красный</text:span><text:span text:style-name="T372">, голубь за которым он гонялся был шиферно-сизым, но они оба белые теперь рядом с каналом в ту ночь запах деревьев </text:span><text:span text:style-name="T59">о, я не хочу терять ту ночь</text:span><text:span text:style-name="T372"> <text:s/>ХВАТАЙСЯ 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10">Помни всегда.</text:p>
      <text:p text:style-name="P11">Первая звезда висит у него меж ступней.</text:p>
      <text:p text:style-name="P16">Пора<text:span text:style-name="T70">—</text:span></text:p>
      <text:p text:style-name="P4"/>
      <text:p text:style-name="P156">Спуск</text:p>
      <text:p text:style-name="P12">Ритмичное прихлопыванье отдаётся между этих стен, <text:span text:style-name="T373">которые тверды и блестящи как уголь: Да-</text:span><text:span text:style-name="T60">вай</text:span><text:span text:style-name="T373">! Начи-</text:span><text:span text:style-name="T60">най</text:span><text:span text:style-name="T373">! Да-</text:span><text:span text:style-name="T60">вай</text:span><text:span text:style-name="T373">! Начи-</text:span><text:span text:style-name="T60">най</text:span><text:span text:style-name="T373">! Экран неясная страница раскрытая перед нами, белая и немая. 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60">не звезда</text:span><text:span text:style-name="T373">,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13">И оно прямо здесь, прямо в этом тёмном и немом кадре, <text:span text:style-name="T374">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14">Остаётся время, если ищете утешения, приконутьс к сидящему рядом, или дотянуться между своих похолоделых ног.. <text:span text:style-name="T375">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14"/>
      <text:p text:style-name="P222">Есть Рука перевернуть время,</text:p>
      <text:p text:style-name="P223"><text:span text:style-name="T376">Что</text:span> в Стекле <text:span text:style-name="T376">течёт сегодня,</text:span></text:p>
      <text:p text:style-name="P224">Покуда свет сравнявший Башни</text:p>
      <text:p text:style-name="P225">Найдёт Отринутых всех до одного…</text:p>
      <text:p text:style-name="P226">Пока Всадники спять у каждой из дорог,</text:p>
      <text:p text:style-name="P226">По всей нашей изувеченной Зоне,</text:p>
      <text:p text:style-name="P226">С лицом на каждом горном склоне</text:p>
      <text:p text:style-name="P226">И с Душою в каждом камешке….</text:p>
      <text:p text:style-name="P15">И теперь вместе<text:span text:style-name="T70">—</text:span></text:p>
      <text:p text:style-name="P4"><draw:frame draw:style-name="fr1" draw:name="Image14" text:anchor-type="paragraph" svg:width="6.9252in" svg:height="0.3661in" draw:z-index="2"><draw:image xlink:href="Pictures/1000000000000B720000009B428C9716555D8079.png" xlink:type="simple" xlink:show="embed" xlink:actuate="onLoad" loext:mime-type="image/png"/></draw:frame></text:p>
      <text:p text:style-name="P4"/>
      <text:p text:style-name="P4"/>
      <text:p text:style-name="P4"/>
      <text:p text:style-name="P2">– </text:p>
      <text:p text:style-name="P1">—</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8-06T11:45:52.633753665</dc:date>
    <meta:editing-duration>P30DT8H45S</meta:editing-duration>
    <meta:editing-cycles>16073</meta:editing-cycles>
    <meta:generator>LibreOffice/6.1.5.2$Linux_X86_64 LibreOffice_project/10$Build-2</meta:generator>
    <meta:document-statistic meta:table-count="0" meta:image-count="3" meta:object-count="0" meta:page-count="25" meta:paragraph-count="248" meta:word-count="13358" meta:character-count="90759" meta:non-whitespace-character-count="77553"/>
  </office:meta>
</office:document-meta>
</file>